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44cm"/>
    </style:style>
    <style:style style:name="Tabela1.B" style:family="table-column">
      <style:table-column-properties style:column-width="14.056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2" style:family="table">
      <style:table-properties style:width="16.947cm" table:align="left"/>
    </style:style>
    <style:style style:name="Tabela2.A" style:family="table-column">
      <style:table-column-properties style:column-width="4.237cm"/>
    </style:style>
    <style:style style:name="Tabela2.1" style:family="table-row">
      <style:table-row-properties style:min-row-height="0.593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2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4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3" style:family="table">
      <style:table-properties style:width="4.748cm" table:align="left"/>
    </style:style>
    <style:style style:name="Tabela3.A" style:family="table-column">
      <style:table-column-properties style:column-width="2.147cm"/>
    </style:style>
    <style:style style:name="Tabela3.B" style:family="table-column">
      <style:table-column-properties style:column-width="2.602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3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3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3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4" style:family="table">
      <style:table-properties style:width="16.99cm" table:align="left"/>
    </style:style>
    <style:style style:name="Tabela4.A" style:family="table-column">
      <style:table-column-properties style:column-width="1.545cm"/>
    </style:style>
    <style:style style:name="Tabela4.B" style:family="table-column">
      <style:table-column-properties style:column-width="8.899cm"/>
    </style:style>
    <style:style style:name="Tabela4.C" style:family="table-column">
      <style:table-column-properties style:column-width="6.546cm"/>
    </style:style>
    <style:style style:name="Tabela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4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4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4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4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4.B7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5" style:family="table">
      <style:table-properties style:width="17.007cm" fo:margin-left="0cm" table:align="left"/>
    </style:style>
    <style:style style:name="Tabela5.A" style:family="table-column">
      <style:table-column-properties style:column-width="5.895cm"/>
    </style:style>
    <style:style style:name="Tabela5.B" style:family="table-column">
      <style:table-column-properties style:column-width="11.113cm"/>
    </style:style>
    <style:style style:name="Tabela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5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5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5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5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5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6" style:family="table">
      <style:table-properties style:width="16.947cm" table:align="left"/>
    </style:style>
    <style:style style:name="Tabela6.A" style:family="table-column">
      <style:table-column-properties style:column-width="8.474cm"/>
    </style:style>
    <style:style style:name="Tabela6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6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6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6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6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6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margin-top="0cm" fo:margin-bottom="0cm" style:contextual-spacing="false" fo:line-height="115%" fo:text-align="start" style:justify-single-word="false"/>
      <style:text-properties fo:font-size="12pt" officeooo:rsid="00042539" officeooo:paragraph-rsid="00042539" fo:background-color="#ffff00" style:font-size-asian="10.5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size="12pt" fo:background-color="#ffff00" style:font-size-asian="10.5pt" style:font-size-complex="12pt"/>
    </style:style>
    <style:style style:name="P4" style:family="paragraph" style:parent-style-name="Heading_20_1">
      <style:paragraph-properties fo:margin-top="0cm" fo:margin-bottom="0cm" style:contextual-spacing="false" fo:line-height="115%" fo:text-align="center" style:justify-single-word="false"/>
      <style:text-properties fo:background-color="#ffff0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15%" fo:text-align="justify" style:justify-single-word="false"/>
    </style:style>
    <style:style style:name="P9" style:family="paragraph" style:parent-style-name="Preformatted_20_Text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</style:style>
    <style:style style:name="P10" style:family="paragraph" style:parent-style-name="Preformatted_20_Text">
      <style:paragraph-properties fo:margin-top="0cm" fo:margin-bottom="0cm" style:contextual-spacing="false" fo:line-height="115%" fo:text-align="justify" style:justify-single-word="false"/>
    </style:style>
    <style:style style:name="P11" style:family="paragraph" style:parent-style-name="Heading_20_2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Heading_20_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13" style:family="paragraph" style:parent-style-name="Preformatted_20_Text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</style:style>
    <style:style style:name="P15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fo:font-weight="bold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8" style:family="paragraph" style:parent-style-name="Heading_20_1">
      <style:paragraph-properties fo:margin-top="0cm" fo:margin-bottom="0cm" style:contextual-spacing="false" fo:line-height="115%"/>
    </style:style>
    <style:style style:name="P19" style:family="paragraph" style:parent-style-name="Text_20_body">
      <style:paragraph-properties fo:margin-top="0cm" fo:margin-bottom="0cm" style:contextual-spacing="false" fo:line-height="115%"/>
    </style:style>
    <style:style style:name="P20" style:family="paragraph" style:parent-style-name="Heading_20_2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2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</style:style>
    <style:style style:name="P23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  <style:text-properties fo:font-weight="bold" fo:background-color="transparent" style:font-weight-asian="bold" style:font-weight-complex="bold"/>
    </style:style>
    <style:style style:name="P24" style:family="paragraph" style:parent-style-name="Preformatted_20_Text">
      <style:paragraph-properties fo:margin-top="0cm" fo:margin-bottom="0cm" style:contextual-spacing="false" fo:line-height="115%"/>
    </style:style>
    <style:style style:name="P25" style:family="paragraph" style:parent-style-name="Text_20_body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fo:font-weight="bold" style:font-size-asian="10pt" style:font-size-complex="10pt"/>
    </style:style>
    <style:style style:name="P28" style:family="paragraph" style:parent-style-name="Table_20_Contents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30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1" style:family="paragraph" style:parent-style-name="Heading_20_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2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font-size="10pt" style:font-size-asian="10pt" style:font-size-complex="10pt"/>
    </style:style>
    <style:style style:name="P36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7" style:family="paragraph" style:parent-style-name="Text_20_body" style:list-style-name="L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8" style:family="paragraph" style:parent-style-name="Text_20_body" style:list-style-name="L5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9" style:family="paragraph" style:parent-style-name="Text_20_body" style:list-style-name="L6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0" style:family="paragraph" style:parent-style-name="Text_20_body" style:list-style-name="L7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2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43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44" style:family="paragraph" style:parent-style-name="Heading_20_4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5" style:family="paragraph" style:parent-style-name="Text_20_body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7" style:family="paragraph" style:parent-style-name="Text_20_body">
      <style:paragraph-properties fo:margin-top="0cm" fo:margin-bottom="0cm" style:contextual-spacing="false" fo:text-align="justify" style:justify-single-word="false" fo:padding="0.499cm" fo:border="0.06pt solid #000000" style:shadow="#808080 0.176cm 0.176cm"/>
      <style:text-properties fo:font-size="10pt" officeooo:paragraph-rsid="000a6399" style:font-size-asian="10pt" style:font-size-complex="10pt"/>
    </style:style>
    <style:style style:name="P48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9" style:family="paragraph" style:parent-style-name="Preformatted_20_Text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</style:style>
    <style:style style:name="P50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0pt" officeooo:paragraph-rsid="000cdaa1" style:font-size-asian="10pt" style:font-size-complex="10pt"/>
    </style:style>
    <style:style style:name="P51" style:family="paragraph" style:parent-style-name="Preformatted_20_Text">
      <style:paragraph-properties fo:margin-top="0cm" fo:margin-bottom="0cm" style:contextual-spacing="false" fo:line-height="115%" fo:text-align="justify" style:justify-single-word="false" fo:padding="0.45cm" fo:border="0.06pt solid #000000" style:shadow="#808080 0.176cm 0.176cm"/>
    </style:style>
    <style:style style:name="P52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0pt" fo:font-weight="bold" style:font-size-asian="10pt" style:font-size-complex="10pt"/>
    </style:style>
    <style:style style:name="P54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55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background-color="#ffffa6" loext:char-shading-value="0"/>
    </style:style>
    <style:style style:name="T8" style:family="text">
      <style:text-properties officeooo:rsid="000cdaa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Índice</text:p>
          </text:index-title>
          <text:p text:style-name="P1"><text:a xlink:type="simple" xlink:href="#__RefHeading___Toc1_2060006272" office:name="Análise do Modo Estrito (Strict Mode) em JavaScript" text:style-name="Index_20_Link" text:visited-style-name="Index_20_Link">Análise do Modo Estrito (Strict Mode) em JavaScript<text:tab/>2</text:a></text:p>
          <text:p text:style-name="P1"><text:a xlink:type="simple" xlink:href="#__RefHeading___Toc80_2060006272" office:name="Declaração de Variáveis em JavaScript (var, let, const)" text:style-name="Index_20_Link" text:visited-style-name="Index_20_Link">Declaração de Variáveis em JavaScript (var, let, const)<text:tab/>4</text:a></text:p>
          <text:p text:style-name="P1"><text:a xlink:type="simple" xlink:href="#__RefHeading___Toc104_2060006272" office:name="Operadores Aritméticos em JavaScript" text:style-name="Index_20_Link" text:visited-style-name="Index_20_Link">Operadores Aritméticos em JavaScript<text:tab/>7</text:a></text:p>
          <text:p text:style-name="P1"><text:a xlink:type="simple" xlink:href="#__RefHeading___Toc2217_3828932059" office:name="Dominando Operadores Relacionais em JavaScript" text:style-name="Index_20_Link" text:visited-style-name="Index_20_Link">Dominando Operadores Relacionais em JavaScript<text:tab/>10</text:a></text:p>
          <text:p text:style-name="P1"><text:a xlink:type="simple" xlink:href="#__RefHeading___Toc2219_3828932059" office:name="Operadores Lógicos em JavaScript" text:style-name="Index_20_Link" text:visited-style-name="Index_20_Link">Operadores Lógicos em JavaScript<text:tab/>12</text:a></text:p>
        </text:index-body>
      </text:table-of-content>
      <text:h text:style-name="P2" text:outline-level="1"/>
      <text:p text:style-name="P3"/>
      <text:p text:style-name="P3"/>
      <text:p text:style-name="P3"/>
      <text:p text:style-name="P3"/>
      <text:p text:style-name="P3"/>
      <text:h text:style-name="P4" text:outline-level="1"/>
      <text:h text:style-name="P5" text:outline-level="1"><text:bookmark-start text:name="__RefHeading___Toc1_2060006272"/>Análise do Modo Estrito (Strict Mode) em JavaScript<text:bookmark-end text:name="__RefHeading___Toc1_2060006272"/></text:h>
      <text:h text:style-name="P6" text:outline-level="2"/>
      <text:p text:style-name="P7"/>
      <text:h text:style-name="P6" text:outline-level="2">Sumário Executivo</text:h>
      <text:p text:style-name="P7"/>
      <text:p text:style-name="P8"><text:span text:style-name="T1">O Modo Estrito (Strict Mode) em JavaScript é um mecanismo que impõe um conjunto de regras mais rigorosas na escrita e execução de código. Ativado pela diretiva </text:span><text:span text:style-name="Source_20_Text"><text:span text:style-name="T1">"use strict"</text:span></text:span><text:span text:style-name="T1">, seu principal objetivo é criar um código-fonte mais "limpo", "elegante" e "funcional", eliminando práticas propensas a erros e "sujeiras" que o JavaScript convencional permite. A principal vantagem demonstrada é a proibição do uso de variáveis que não foram explicitamente declaradas, transformando o que seria um erro silencioso em um </text:span><text:span text:style-name="Source_20_Text"><text:span text:style-name="T1">ReferenceError</text:span></text:span><text:span text:style-name="T1"> explícito. Essa característica força os desenvolvedores a adotarem práticas de codificação mais seguras e deliberadas, o que é especialmente relevante em ecossistemas modernos como Node.js e React, onde a qualidade e a manutenção do código são cruciais.</text:span></text:p>
      <text:p text:style-name="P7"/>
      <text:h text:style-name="P6" text:outline-level="2">Introdução ao Modo Estrito (Strict Mode)</text:h>
      <text:p text:style-name="P7"/>
      <text:p text:style-name="P7">Apresentado por Professor Bruno no canal "CFBCursos", o Modo Estrito (ou "Strict Mode") é uma funcionalidade do JavaScript projetada para aprimorar a qualidade do código. Sua função principal é, nas palavras do instrutor, "deixar o nosso código [...] de uma forma mais limpa, com menos sujeira, menos coisas inutilizadas".</text:p>
      <text:p text:style-name="P7"/>
      <text:p text:style-name="P7">Ele opera implementando uma série de restrições que obrigam os programadores a serem mais cuidadosos. O objetivo final é a criação de um "código limpo, um código elegante, um código funcional".</text:p>
      <text:p text:style-name="P7"/>
      <text:h text:style-name="P6" text:outline-level="2">Ativação e Funcionalidade</text:h>
      <text:p text:style-name="P7"/>
      <text:p text:style-name="P7">Para habilitar o Modo Estrito, basta adicionar a seguinte string no início de um arquivo JavaScript ou de uma função:</text:p>
      <text:p text:style-name="P7"/>
      <text:p text:style-name="P9"><text:span text:style-name="Source_20_Text"><text:span text:style-name="T2">"use strict";</text:span></text:span></text:p>
      <text:p text:style-name="P10"><text:span text:style-name="Source_20_Text"><text:span text:style-name="T1"/></text:span></text:p>
      <text:p text:style-name="P7">Uma vez declarada, essa diretiva instrui o motor JavaScript a interpretar o código subsequente sob um conjunto de regras mais severo, alterando o comportamento de certas funcionalidades e lançando erros para ações que, de outra forma, seriam permitidas.</text:p>
      <text:p text:style-name="P7"/>
      <text:h text:style-name="P11" text:outline-level="2">O Problema das Variáveis Não Declaradas</text:h>
      <text:p text:style-name="P7"/>
      <text:p text:style-name="P7">A funcionalidade mais destacada do Modo Estrito no material de origem é sua capacidade de detectar o uso de variáveis não declaradas. O comportamento do código muda drasticamente com e sem a ativação do modo.</text:p>
      <text:p text:style-name="P7"/>
      <text:h text:style-name="P12" text:outline-level="3">Cenário 1: Comportamento Padrão (Sem Modo Estrito)</text:h>
      <text:p text:style-name="P7"/>
      <text:p text:style-name="P8"><text:span text:style-name="T1">No JavaScript padrão, é possível atribuir um valor a uma variável sem antes declará-la com </text:span><text:span text:style-name="Source_20_Text"><text:span text:style-name="T1">let</text:span></text:span><text:span text:style-name="T1">, </text:span><text:span text:style-name="Source_20_Text"><text:span text:style-name="T1">const</text:span></text:span><text:span text:style-name="T1"> ou </text:span><text:span text:style-name="Source_20_Text"><text:span text:style-name="T1">var</text:span></text:span><text:span text:style-name="T1">. O código a seguir, por exemplo, é executado sem gerar erros:</text:span></text:p>
      <text:p text:style-name="P7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10"/>
      <text:p text:style-name="P7">Neste caso, o JavaScript cria implicitamente uma propriedade no objeto global, um comportamento que pode levar a bugs difíceis de rastrear.</text:p>
      <text:p text:style-name="P7"/>
      <text:h text:style-name="P12" text:outline-level="3"><text:soft-page-break/>Cenário 2: Comportamento em Modo Estrito</text:h>
      <text:p text:style-name="P7"/>
      <text:p text:style-name="P7">Ao ativar o Modo Estrito, o mesmo código passa a ser inválido e gera um erro em tempo de execução.</text:p>
      <text:p text:style-name="P7"/>
      <text:p text:style-name="P9"><text:span text:style-name="Source_20_Text"><text:span text:style-name="T2">"use strict";</text:span></text:span></text:p>
      <text:p text:style-name="P13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 // Esta linha agora causa um erro</text:span></text:span></text:p>
      <text:p text:style-name="P9"><text:span text:style-name="Source_20_Text"><text:span text:style-name="T2">console.log(nome);</text:span></text:span></text:p>
      <text:p text:style-name="P10"><text:span text:style-name="Source_20_Text"><text:span text:style-name="T1"/></text:span></text:p>
      <text:p text:style-name="P7">A tentativa de atribuir um valor a uma variável não declarada resulta no seguinte erro, impedindo a execução do script:</text:p>
      <text:p text:style-name="P7"/>
      <text:p text:style-name="P14"><text:span text:style-name="Source_20_Text"><text:span text:style-name="T2">ReferenceError: nome is not defined</text:span></text:span></text:p>
      <text:p text:style-name="P8"><text:span text:style-name="Source_20_Text"><text:span text:style-name="T3"/></text:span></text:p>
      <text:p text:style-name="P7">Este erro é consistente tanto em ambientes de servidor, como o Node.js, quanto no console do navegador, garantindo que o desenvolvedor seja imediatamente notificado sobre a prática incorreta. Para corrigir o problema, a variável deve ser devidamente declarada:</text:p>
      <text:p text:style-name="P7"/>
      <text:p text:style-name="P9"><text:span text:style-name="Source_20_Text"><text:span text:style-name="T2">"use strict";</text:span></text:span></text:p>
      <text:p text:style-name="P13"/>
      <text:p text:style-name="P9"><text:span text:style-name="Source_20_Text"><text:span text:style-name="T2">let nome; // Declaração da variável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10"><text:span text:style-name="Source_20_Text"><text:span text:style-name="T1"/></text:span></text:p>
      <text:h text:style-name="P6" text:outline-level="2">Benefícios e Implicações para Desenvolvedores</text:h>
      <text:p text:style-name="P7"/>
      <text:p text:style-name="P7">A adoção do Modo Estrito oferece vantagens significativas para o processo de desenvolvimento, forçando a adesão a um padrão de código mais robusto.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Benefício</text:p>
          </table:table-cell>
          <table:table-cell table:style-name="Tabela1.B1" office:value-type="string">
            <text:p text:style-name="P15">Descrição</text:p>
          </table:table-cell>
        </table:table-row>
        <table:table-row>
          <table:table-cell table:style-name="Tabela1.A2" office:value-type="string">
            <text:p text:style-name="P16">Prevenção de Erros</text:p>
          </table:table-cell>
          <table:table-cell table:style-name="Tabela1.B2" office:value-type="string">
            <text:p text:style-name="P15">Transforma erros silenciosos, como a criação de variáveis globais acidentais, em erros explícitos que interrompem a execução, facilitando a depuração.</text:p>
          </table:table-cell>
        </table:table-row>
        <table:table-row>
          <table:table-cell table:style-name="Tabela1.A2" office:value-type="string">
            <text:p text:style-name="P16">Código Mais Limpo</text:p>
          </table:table-cell>
          <table:table-cell table:style-name="Tabela1.B2" office:value-type="string">
            <text:p text:style-name="P15">Ao exigir a declaração explícita de variáveis, o código se torna mais legível e a intenção do programador, mais clara.</text:p>
          </table:table-cell>
        </table:table-row>
        <table:table-row>
          <table:table-cell table:style-name="Tabela1.A2" office:value-type="string">
            <text:p text:style-name="P16">Melhores Práticas</text:p>
          </table:table-cell>
          <table:table-cell table:style-name="Tabela1.B2" office:value-type="string">
            <text:p text:style-name="P15">Incentiva e "obriga" os programadores a adotarem práticas de codificação mais seguras e disciplinadas.</text:p>
          </table:table-cell>
        </table:table-row>
        <table:table-row>
          <table:table-cell table:style-name="Tabela1.A5" office:value-type="string">
            <text:p text:style-name="P16">Segurança</text:p>
          </table:table-cell>
          <table:table-cell table:style-name="Tabela1.B5" office:value-type="string">
            <text:p text:style-name="P15">Evita a modificação acidental de objetos globais e outras ações inseguras que o JavaScript padrão permite.</text:p>
          </table:table-cell>
        </table:table-row>
      </table:table>
      <text:h text:style-name="P6" text:outline-level="2"/>
      <text:h text:style-name="P6" text:outline-level="2">Relevância em Ecossistemas Modernos</text:h>
      <text:p text:style-name="P7"/>
      <text:p text:style-name="P8"><text:span text:style-name="T1">O uso do Modo Estrito é mencionado como uma prática comum e importante em tecnologias e frameworks modernos de JavaScript. O instrutor cita especificamente </text:span><text:span text:style-name="T3">Node.js</text:span><text:span text:style-name="T1"> e </text:span><text:span text:style-name="T3">React</text:span><text:span text:style-name="T1"> como ambientes onde os desenvolvedores frequentemente encontrarão o </text:span><text:span text:style-name="Source_20_Text"><text:span text:style-name="T1">"use strict"</text:span></text:span><text:span text:style-name="T1">. Além disso, é ressaltado que algumas linguagens de programação já tornam obrigatório esse tipo de restrição, indicando uma tendência da indústria em direção a códigos mais seguros e explícitos.</text:span></text:p>
      <text:p text:style-name="P17"/>
      <text:p text:style-name="P17"/>
      <text:p text:style-name="P17"/>
      <text:h text:style-name="P18" text:outline-level="1"><text:bookmark-start text:name="__RefHeading___Toc80_2060006272"/><text:soft-page-break/>Declaração de Variáveis em JavaScript (<text:span text:style-name="Source_20_Text">var</text:span>, <text:span text:style-name="Source_20_Text">let</text:span>, <text:span text:style-name="Source_20_Text">const</text:span>)<text:bookmark-end text:name="__RefHeading___Toc80_2060006272"/></text:h>
      <text:p text:style-name="P19"/>
      <text:h text:style-name="P20" text:outline-level="2">1. Introdução à Declaração de Variáveis e Sua Importância</text:h>
      <text:p text:style-name="P21"/>
      <text:p text:style-name="P7">A declaração correta de variáveis é um conceito fundamental em JavaScript, essencial para gerenciar dados e controlar o comportamento de um programa. Uma variável funciona como uma posição reservada na memória do computador, identificada por um nome, que armazena um valor que pode ser utilizado e modificado ao longo da execução do código.</text:p>
      <text:p text:style-name="P7">Neste resumo, abordaremos as três principais palavras-chave para a declaração de variáveis em JavaScript: <text:span text:style-name="Source_20_Text">var</text:span>, <text:span text:style-name="Source_20_Text">let</text:span> e <text:span text:style-name="Source_20_Text">const</text:span>. O objetivo é elucidar as diferenças cruciais entre elas, com foco especial em dois aspectos determinantes: <text:span text:style-name="T4">escopo</text:span> (onde a variável é acessível) e <text:span text:style-name="T4">mutabilidade</text:span> (se o seu valor pode ser alterado). Compreender essas distinções é vital para escrever um código mais limpo, previsível e livre de erros. Começaremos analisando a forma mais antiga e tradicional de declaração, o <text:span text:style-name="Source_20_Text">var</text:span>.</text:p>
      <text:p text:style-name="P7"/>
      <text:h text:style-name="P20" text:outline-level="2">2. A Abordagem Clássica: Analisando o <text:span text:style-name="Source_20_Text">var</text:span></text:h>
      <text:p text:style-name="P21"><text:span text:style-name="Source_20_Text"/></text:p>
      <text:p text:style-name="P7">Historicamente, <text:span text:style-name="Source_20_Text">var</text:span> foi a única maneira de declarar variáveis em JavaScript. Entender seu comportamento é essencial não apenas para dar manutenção em códigos legados, mas também para apreciar as melhorias introduzidas posteriormente. A principal característica do <text:span text:style-name="Source_20_Text">var</text:span> é o seu <text:span text:style-name="T4">escopo de função</text:span>. Isso significa que uma variável declarada com <text:span text:style-name="Source_20_Text">var</text:span> é acessível em qualquer lugar dentro da função em que foi criada.</text:p>
      <text:p text:style-name="P21"/>
      <text:p text:style-name="P7">Esse comportamento é causado por um mecanismo chamado <text:span text:style-name="T5">hoisting</text:span> (elevação). Como o instrutor explica, "o JavaScript tem a política de fazer a elevação dessa variável até o topo... de onde essa variável foi implementada". Essencialmente, durante a compilação, as declarações <text:span text:style-name="Source_20_Text">var</text:span> são conceitualmente "içadas" para o topo de sua função, o que as torna disponíveis em todo o escopo funcional, independentemente de onde foram declaradas. Isso leva a um problema prático conhecido como "vazamento de escopo". Considere o seguinte exemplo:</text:p>
      <text:p text:style-name="P7"/>
      <text:p text:style-name="P22"><text:span text:style-name="Source_20_Text"><text:span text:style-name="T6">if (true) {</text:span></text:span></text:p>
      <text:p text:style-name="P22"><text:span text:style-name="Source_20_Text"><text:span text:style-name="T6"><text:s text:c="2"/>var nome = "Bruno";</text:span></text:span></text:p>
      <text:p text:style-name="P22"><text:span text:style-name="Source_20_Text"><text:span text:style-name="T6">}</text:span></text:span></text:p>
      <text:p text:style-name="P23"/>
      <text:p text:style-name="P22"><text:span text:style-name="Source_20_Text"><text:span text:style-name="T6">console.log(nome); // Saída: "Bruno"</text:span></text:span></text:p>
      <text:p text:style-name="P24"><text:span text:style-name="Source_20_Text"><text:span text:style-name="T7"/></text:span></text:p>
      <text:p text:style-name="P21">Neste caso, a variável <text:span text:style-name="Source_20_Text">nome</text:span> foi declarada dentro do bloco do <text:span text:style-name="Source_20_Text">if</text:span>. Intuitivamente, seria esperado que ela só existisse ali. No entanto, devido ao <text:span text:style-name="T5">hoisting</text:span> e ao escopo de função, a variável "vaza" para fora do bloco e permanece acessível. Em aplicações complexas, esse comportamento pode causar a sobrescrita acidental de variáveis e gerar bugs difíceis de rastrear. Para corrigir precisamente este comportamento de "vazamento de escopo", o ES6 introduziu o <text:span text:style-name="Source_20_Text">let</text:span> como a solução moderna e mais segura.</text:p>
      <text:p text:style-name="P21"/>
      <text:h text:style-name="P20" text:outline-level="2">3. A Solução Moderna: O Escopo de Bloco com <text:span text:style-name="Source_20_Text">let</text:span></text:h>
      <text:p text:style-name="P21"><text:span text:style-name="Source_20_Text"/></text:p>
      <text:p text:style-name="P7">Introduzido no ES6 (ECMAScript 2015), o <text:span text:style-name="Source_20_Text">let</text:span> foi projetado para resolver diretamente as deficiências de escopo do <text:span text:style-name="Source_20_Text">var</text:span>, tornando o código mais previsível e robusto. A característica fundamental do <text:span text:style-name="Source_20_Text">let</text:span> é o <text:span text:style-name="T4">escopo de bloco</text:span>. Uma variável declarada com <text:span text:style-name="Source_20_Text">let</text:span> existe apenas dentro do bloco de código em que foi definida, seja ele uma função, um laço <text:span text:style-name="Source_20_Text">for</text:span> ou um condicional <text:span text:style-name="Source_20_Text">if</text:span>. Para ilustrar a diferença de forma mais clara, vamos analisar um exemplo dentro de uma função, que demonstra a distinção crucial entre o escopo de função (<text:span text:style-name="Source_20_Text">var</text:span>) e o escopo de bloco (<text:span text:style-name="Source_20_Text">let</text:span>).</text:p>
      <text:p text:style-name="P25"/>
      <text:p text:style-name="P25"/>
      <text:p text:style-name="P25"/>
      <text:p text:style-name="P25"/>
      <text:p text:style-name="P26"><text:soft-page-break/><text:span text:style-name="T4">Com </text:span><text:span text:style-name="Source_20_Text"><text:span text:style-name="T4">var</text:span></text:span><text:span text:style-name="T4">:</text:span></text:p>
      <text:p text:style-name="P27"/>
      <text:p text:style-name="P22"><text:span text:style-name="Source_20_Text">function teste() {</text:span></text:p>
      <text:p text:style-name="P22"><text:span text:style-name="Source_20_Text"><text:s text:c="2"/>if (true) {</text:span></text:p>
      <text:p text:style-name="P22"><text:span text:style-name="Source_20_Text"><text:s text:c="4"/>var nome = "Bruno";</text:span></text:p>
      <text:p text:style-name="P22"><text:span text:style-name="Source_20_Text"><text:s text:c="4"/>console.log("Dentro do IF do teste: " + nome); // Funciona</text:span></text:p>
      <text:p text:style-name="P22"><text:span text:style-name="Source_20_Text"><text:s text:c="2"/>}</text:span></text:p>
      <text:p text:style-name="P22"><text:span text:style-name="Source_20_Text"><text:s text:c="2"/>console.log("Dentro do teste, fora do IF: " + nome); // Funciona também</text:span></text:p>
      <text:p text:style-name="P22"><text:span text:style-name="Source_20_Text">}</text:span></text:p>
      <text:p text:style-name="P22"/>
      <text:p text:style-name="P22"><text:span text:style-name="Source_20_Text">teste();</text:span></text:p>
      <text:p text:style-name="P22"><text:span text:style-name="Source_20_Text">// Saída:</text:span></text:p>
      <text:p text:style-name="P22"><text:span text:style-name="Source_20_Text">// Dentro do IF do teste: Bruno</text:span></text:p>
      <text:p text:style-name="P22"><text:span text:style-name="Source_20_Text">// Dentro do teste, fora do IF: Bruno</text:span></text:p>
      <text:p text:style-name="P24"><text:span text:style-name="Source_20_Text"/></text:p>
      <text:p text:style-name="P7">Como <text:span text:style-name="Source_20_Text">var</text:span> tem escopo de função, a variável <text:span text:style-name="Source_20_Text">nome</text:span> é acessível em qualquer lugar dentro da função <text:span text:style-name="Source_20_Text">teste</text:span>, inclusive fora do bloco <text:span text:style-name="Source_20_Text">if</text:span> onde foi declarada. Este é o vazamento de escopo em ação.</text:p>
      <text:p text:style-name="P21"/>
      <text:p text:style-name="P26"><text:span text:style-name="T4">Agora, com </text:span><text:span text:style-name="Source_20_Text"><text:span text:style-name="T4">let</text:span></text:span><text:span text:style-name="T4">:</text:span></text:p>
      <text:p text:style-name="P27"/>
      <text:p text:style-name="P22"><text:span text:style-name="Source_20_Text">function teste() {</text:span></text:p>
      <text:p text:style-name="P22"><text:span text:style-name="Source_20_Text"><text:s text:c="2"/>if (true) {</text:span></text:p>
      <text:p text:style-name="P22"><text:span text:style-name="Source_20_Text"><text:s text:c="4"/>let nome = "Bruno";</text:span></text:p>
      <text:p text:style-name="P22"><text:span text:style-name="Source_20_Text"><text:s text:c="4"/>console.log("Dentro do IF do teste: " + nome); // Funciona</text:span></text:p>
      <text:p text:style-name="P22"><text:span text:style-name="Source_20_Text"><text:s text:c="2"/>}</text:span></text:p>
      <text:p text:style-name="P22"><text:span text:style-name="Source_20_Text"><text:s text:c="2"/>// A linha abaixo causará um erro</text:span></text:p>
      <text:p text:style-name="P22"><text:span text:style-name="Source_20_Text"><text:s text:c="2"/>console.log("Dentro do teste, fora do IF: " + nome);</text:span></text:p>
      <text:p text:style-name="P22"><text:span text:style-name="Source_20_Text">}</text:span></text:p>
      <text:p text:style-name="P22"/>
      <text:p text:style-name="P22"><text:span text:style-name="Source_20_Text">teste();</text:span></text:p>
      <text:p text:style-name="P22"><text:span text:style-name="Source_20_Text">// Saída:</text:span></text:p>
      <text:p text:style-name="P22"><text:span text:style-name="Source_20_Text">// Dentro do IF do teste: Bruno</text:span></text:p>
      <text:p text:style-name="P22"><text:span text:style-name="Source_20_Text">// Erro: ReferenceError: nome is not defined</text:span></text:p>
      <text:p text:style-name="P24"><text:span text:style-name="Source_20_Text"/></text:p>
      <text:p text:style-name="P7">Ao usar <text:span text:style-name="Source_20_Text">let</text:span>, a tentativa de acessar <text:span text:style-name="Source_20_Text">nome</text:span> fora do seu bloco de declaração resulta corretamente em um <text:span text:style-name="Source_20_Text">ReferenceError</text:span>. A variável está estritamente contida em seu escopo de bloco, prevenindo o vazamento e garantindo que ela não possa ser acessada ou modificada de forma indevida. Este é o comportamento esperado e mais seguro. Em relação à mutabilidade, variáveis declaradas com <text:span text:style-name="Source_20_Text">let</text:span> podem ter seu valor reatribuído a qualquer momento. É possível não apenas alterar o valor, mas também o seu tipo, pois o JavaScript realiza a conversão de tipos automaticamente.</text:p>
      <text:p text:style-name="P7"/>
      <text:p text:style-name="P22"><text:span text:style-name="Source_20_Text">let nome = "Bruno";</text:span></text:p>
      <text:p text:style-name="P22"><text:span text:style-name="Source_20_Text">console.log(nome); // Saída: "Bruno"</text:span></text:p>
      <text:p text:style-name="P22"/>
      <text:p text:style-name="P22"><text:span text:style-name="Source_20_Text">nome = "cfb cursos"; // Reatribuição para outra string</text:span></text:p>
      <text:p text:style-name="P22"><text:span text:style-name="Source_20_Text">console.log(nome); // Saída: "cfb cursos"</text:span></text:p>
      <text:p text:style-name="P22"/>
      <text:p text:style-name="P22"><text:span text:style-name="Source_20_Text">nome = 10; // Reatribuição para um número</text:span></text:p>
      <text:p text:style-name="P22"><text:span text:style-name="Source_20_Text">console.log(nome); // Saída: 10</text:span></text:p>
      <text:p text:style-name="P24"><text:span text:style-name="Source_20_Text"/></text:p>
      <text:p text:style-name="P21">Apesar da flexibilidade de <text:span text:style-name="Source_20_Text">let</text:span> ser útil, há situações em que precisamos garantir que um valor permaneça inalterado. Para esses casos, o JavaScript oferece outra ferramenta: <text:span text:style-name="Source_20_Text">const</text:span>.</text:p>
      <text:h text:style-name="P20" text:outline-level="2"><text:soft-page-break/>4. Garantindo a Imutabilidade: O Papel do <text:span text:style-name="Source_20_Text">const</text:span></text:h>
      <text:p text:style-name="P21"/>
      <text:p text:style-name="P21">Em qualquer aplicação, existem valores que nunca deveriam mudar, como configurações de API, constantes matemáticas ou identificadores fixos. Utilizar <text:span text:style-name="Source_20_Text">const</text:span> para declarar esses valores garante a integridade e a previsibilidade dos dados. Podemos pensar nas constantes, como o instrutor descreve, como <text:span text:style-name="T5">"variáveis não variáveis"</text:span>. A palavra-chave <text:span text:style-name="Source_20_Text">const</text:span> cria um identificador de escopo de bloco, similar ao <text:span text:style-name="Source_20_Text">let</text:span>, mas com uma regra fundamental: seu valor <text:span text:style-name="T4">não pode ser reatribuído</text:span> após a inicialização. Uma constante deve ser inicializada no momento de sua declaração, e qualquer tentativa posterior de modificar seu valor resultará em um erro.</text:p>
      <text:p text:style-name="P21"/>
      <text:p text:style-name="P22"><text:span text:style-name="Source_20_Text">const curso = "JavaScript";</text:span></text:p>
      <text:p text:style-name="P22"><text:span text:style-name="Source_20_Text">console.log(curso); // Saída: "JavaScript"</text:span></text:p>
      <text:p text:style-name="P22"/>
      <text:p text:style-name="P22"><text:span text:style-name="Source_20_Text">// A linha a seguir irá gerar um erro e interromper a execução:</text:span></text:p>
      <text:p text:style-name="P22"><text:span text:style-name="Source_20_Text">curso = "HTML"; // Erro: TypeError: Assignment to constant variable</text:span></text:p>
      <text:p text:style-name="P24"><text:span text:style-name="Source_20_Text"/></text:p>
      <text:p text:style-name="P7">O erro <text:span text:style-name="Source_20_Text">TypeError: Assignment to constant variable</text:span> é um mecanismo de segurança do JavaScript que impede a modificação acidental de valores que deveriam ser permanentes. É importante notar que <text:span text:style-name="Source_20_Text">const</text:span> impede a reatribuição da variável, mas não torna imutável o conteúdo de objetos ou arrays. Você ainda pode alterar as propriedades de um objeto declarado com <text:span text:style-name="Source_20_Text">const</text:span>, por exemplo. O que não pode ser feito é atribuir um objeto ou array completamente novo à mesma constante.</text:p>
      <text:p text:style-name="P21"/>
      <text:h text:style-name="P20" text:outline-level="2">5. Tabela Comparativa e Recomendações Finais</text:h>
      <text:p text:style-name="P21"/>
      <text:p text:style-name="P7">A escolha entre <text:span text:style-name="Source_20_Text">var</text:span>, <text:span text:style-name="Source_20_Text">let</text:span> e <text:span text:style-name="Source_20_Text">const</text:span> impacta diretamente a legibilidade e a estabilidade do código. Para consolidar as diferenças e fornecer uma diretriz clara, a tabela abaixo resume as principais características de cada declaração.</text:p>
      <text:p text:style-name="P21"/>
      <table:table table:name="Tabela2" table:style-name="Tabela2">
        <table:table-column table:style-name="Tabela2.A" table:number-columns-repeated="4"/>
        <table:table-row table:style-name="Tabela2.1">
          <table:table-cell table:style-name="Tabela2.A1" office:value-type="string">
            <text:p text:style-name="P28">Característica</text:p>
          </table:table-cell>
          <table:table-cell table:style-name="Tabela2.B1" office:value-type="string">
            <text:p text:style-name="P28"><text:span text:style-name="Source_20_Text">var</text:span></text:p>
          </table:table-cell>
          <table:table-cell table:style-name="Tabela2.B1" office:value-type="string">
            <text:p text:style-name="P28"><text:span text:style-name="Source_20_Text">let</text:span></text:p>
          </table:table-cell>
          <table:table-cell table:style-name="Tabela2.B1" office:value-type="string">
            <text:p text:style-name="P28"><text:span text:style-name="Source_20_Text">const</text:span></text:p>
          </table:table-cell>
        </table:table-row>
        <table:table-row table:style-name="Tabela2.1">
          <table:table-cell table:style-name="Tabela2.A2" office:value-type="string">
            <text:p text:style-name="P29">Escopo Principal</text:p>
          </table:table-cell>
          <table:table-cell table:style-name="Tabela2.B2" office:value-type="string">
            <text:p text:style-name="P28">Função</text:p>
          </table:table-cell>
          <table:table-cell table:style-name="Tabela2.B2" office:value-type="string">
            <text:p text:style-name="P28">Bloco</text:p>
          </table:table-cell>
          <table:table-cell table:style-name="Tabela2.B2" office:value-type="string">
            <text:p text:style-name="P28">Bloco</text:p>
          </table:table-cell>
        </table:table-row>
        <table:table-row table:style-name="Tabela2.1">
          <table:table-cell table:style-name="Tabela2.A2" office:value-type="string">
            <text:p text:style-name="P29">Pode ser Reatribuído?</text:p>
          </table:table-cell>
          <table:table-cell table:style-name="Tabela2.B2" office:value-type="string">
            <text:p text:style-name="P28">Sim</text:p>
          </table:table-cell>
          <table:table-cell table:style-name="Tabela2.B2" office:value-type="string">
            <text:p text:style-name="P28">Sim</text:p>
          </table:table-cell>
          <table:table-cell table:style-name="Tabela2.B2" office:value-type="string">
            <text:p text:style-name="P28">Não</text:p>
          </table:table-cell>
        </table:table-row>
        <table:table-row table:style-name="Tabela2.1">
          <table:table-cell table:style-name="Tabela2.A4" office:value-type="string">
            <text:p text:style-name="P29">Problema Principal</text:p>
          </table:table-cell>
          <table:table-cell table:style-name="Tabela2.B4" office:value-type="string">
            <text:p text:style-name="P28">Vazamento de Escopo</text:p>
          </table:table-cell>
          <table:table-cell table:style-name="Tabela2.B4" office:value-type="string">
            <text:p text:style-name="P28">Nenhum (escopo de bloco)</text:p>
          </table:table-cell>
          <table:table-cell table:style-name="Tabela2.B4" office:value-type="string">
            <text:p text:style-name="P28">Nenhum (escopo de bloco)</text:p>
          </table:table-cell>
        </table:table-row>
      </table:table>
      <text:p text:style-name="P21"/>
      <text:p text:style-name="P7">Com base nessa análise, a recomendação moderna para desenvolvimento em JavaScript é clara:</text:p>
      <text:p text:style-name="P7"/>
      <text:list text:style-name="L1">
        <text:list-item>
          <text:p text:style-name="P30"><text:span text:style-name="T4">Evite o uso de </text:span><text:span text:style-name="Source_20_Text"><text:span text:style-name="T4">var</text:span></text:span> <text:span text:style-name="T4">em código novo.</text:span> Suas regras de escopo podem levar a bugs e tornar o código menos previsível.</text:p>
        </text:list-item>
        <text:list-item>
          <text:p text:style-name="P30"><text:span text:style-name="T4">Adote </text:span><text:span text:style-name="Source_20_Text"><text:span text:style-name="T4">const</text:span></text:span> <text:span text:style-name="T4">como padrão</text:span> para todas as declarações. Altere para <text:span text:style-name="Source_20_Text">let</text:span> somente nos casos em que você sabe, intencionalmente, que o valor da variável precisará ser reatribuído. Esta abordagem, conhecida como "const by default", minimiza a mutabilidade e torna o código mais seguro e previsível.</text:p>
          <text:p text:style-name="P30"/>
        </text:list-item>
      </text:list>
      <text:p text:style-name="P7">Adotar essa prática resulta em um código mais robusto, fácil de entender e menos suscetível a erros relacionados ao escopo e à manipulação de dad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h text:style-name="P18" text:outline-level="1"><text:bookmark-start text:name="__RefHeading___Toc104_2060006272"/><text:soft-page-break/>Operadores Aritméticos em JavaScript<text:bookmark-end text:name="__RefHeading___Toc104_2060006272"/></text:h>
      <text:p text:style-name="P19"/>
      <text:h text:style-name="P12" text:outline-level="3">1. Fundamentos: Declaração e Inicialização de Variáveis</text:h>
      <text:p text:style-name="P7"/>
      <text:p text:style-name="P7">Antes de realizar qualquer cálculo, é crucial compreender como preparar os dados. Declarar e inicializar variáveis corretamente é uma prática fundamental em programação, essencial para garantir que as operações aritméticas subsequentes sejam executadas sem erros e com dados previsíveis.</text:p>
      <text:p text:style-name="P7"/>
      <text:h text:style-name="P31" text:outline-level="4">1.1. Sintaxe de Declaração</text:h>
      <text:p text:style-name="P7"/>
      <text:p text:style-name="P7">A aula demonstra diferentes formas de declarar variáveis em JavaScript, oferecendo flexibilidade ao programador. Os métodos incluem:</text:p>
      <text:p text:style-name="P7"/>
      <text:list text:style-name="L2">
        <text:list-item>
          <text:p text:style-name="P32"><text:span text:style-name="T4">Declaração em linhas separadas:</text:span> Cada variável é declarada em sua própria linha.</text:p>
        </text:list-item>
        <text:list-item>
          <text:p text:style-name="P32"><text:span text:style-name="T4">Declaração em uma única linha:</text:span> Múltiplas variáveis podem ser declaradas de uma só vez, separadas por vírgulas.</text:p>
        </text:list-item>
        <text:list-item>
          <text:p text:style-name="P32"><text:span text:style-name="T4">Declaração com inicialização imediata:</text:span> É possível atribuir um valor à variável no momento de sua criação.</text:p>
          <text:p text:style-name="P32"/>
        </text:list-item>
      </text:list>
      <text:h text:style-name="P31" text:outline-level="4">1.2. A Importância da Inicialização</text:h>
      <text:p text:style-name="P7"/>
      <text:p text:style-name="P7">O instrutor destaca a inicialização de variáveis como uma boa prática para evitar o que é chamado de "lixo na memória". Quando uma variável é declarada mas não recebe um valor inicial, ela contém um valor <text:span text:style-name="Source_20_Text">undefined</text:span>. Isso pode levar a resultados inesperados em cálculos. Por exemplo, ao tentar atribuir um valor a apenas uma variável em uma declaração conjunta (<text:span text:style-name="Source_20_Text">let num1 = 10, num2;</text:span>), a segunda variável permanecerá <text:span text:style-name="Source_20_Text">undefined</text:span>. Para garantir que ambas recebam o valor, a atribuição deve ser explícita para cada uma:</text:p>
      <text:p text:style-name="P7"/>
      <text:p text:style-name="P9"><text:span text:style-name="Source_20_Text">// Inicialização correta para ambas as variáveis</text:span></text:p>
      <text:p text:style-name="P9"><text:span text:style-name="Source_20_Text">let num1 = 10, num2 = 10;</text:span></text:p>
      <text:p text:style-name="P10"><text:span text:style-name="Source_20_Text"/></text:p>
      <text:h text:style-name="P31" text:outline-level="4">1.3. Técnica de Atribuição em Cadeia</text:h>
      <text:p text:style-name="P7"/>
      <text:p text:style-name="P7">Uma técnica eficiente para inicializar diversas variáveis com o mesmo valor é a atribuição em cadeia. Este método envolve duas etapas: primeiro, as variáveis são declaradas e, em seguida, em uma nova linha, o mesmo valor é atribuído a todas elas de uma só vez, simplificando o código.</text:p>
      <text:p text:style-name="P7"/>
      <text:p text:style-name="P9"><text:span text:style-name="Source_20_Text">// Etapa 1: Declaração das variáveis</text:span></text:p>
      <text:p text:style-name="P9"><text:span text:style-name="Source_20_Text">let num1, num2, num3;</text:span></text:p>
      <text:p text:style-name="P9"/>
      <text:p text:style-name="P9"><text:span text:style-name="Source_20_Text">// Etapa 2: Atribuição em cadeia do valor 10 para todas</text:span></text:p>
      <text:p text:style-name="P9"><text:span text:style-name="Source_20_Text">num1 = num2 = num3 = 10;</text:span></text:p>
      <text:p text:style-name="P10"><text:span text:style-name="Source_20_Text"/></text:p>
      <text:p text:style-name="P7">Com as variáveis devidamente preparadas, é possível explorar as operações matemáticas que elas podem realizar.</text:p>
      <text:p text:style-name="P7"/>
      <text:h text:style-name="P12" text:outline-level="3">2. Operações Aritméticas Básicas</text:h>
      <text:p text:style-name="P7"/>
      <text:p text:style-name="P7">Os operadores aritméticos básicos são as ferramentas primárias para realizar cálculos em JavaScript, funcionando de maneira análoga às operações matemáticas que aprendemos na escola. Eles permitem somar, subtrair, multiplicar e dividir os valores contidos nas variáveis.</text:p>
      <text:p text:style-name="P7"/>
      <text:h text:style-name="P31" text:outline-level="4">2.1. Visão Geral dos Operadores</text:h>
      <text:p text:style-name="P7"/>
      <text:p text:style-name="P33">A aula aborda os quatro operadores fundamentais, que são a base de qualquer expressão matemática no código.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34">Operador</text:p>
          </table:table-cell>
          <table:table-cell table:style-name="Tabela3.B1" office:value-type="string">
            <text:p text:style-name="P34">Função</text:p>
          </table:table-cell>
        </table:table-row>
        <table:table-row>
          <table:table-cell table:style-name="Tabela3.A2" office:value-type="string">
            <text:p text:style-name="P35"><text:span text:style-name="Source_20_Text">+</text:span></text:p>
          </table:table-cell>
          <table:table-cell table:style-name="Tabela3.B2" office:value-type="string">
            <text:p text:style-name="P35">Soma</text:p>
          </table:table-cell>
        </table:table-row>
        <table:table-row>
          <table:table-cell table:style-name="Tabela3.A2" office:value-type="string">
            <text:p text:style-name="P35"><text:span text:style-name="Source_20_Text">-</text:span></text:p>
          </table:table-cell>
          <table:table-cell table:style-name="Tabela3.B2" office:value-type="string">
            <text:p text:style-name="P35">Subtração</text:p>
          </table:table-cell>
        </table:table-row>
        <table:table-row>
          <table:table-cell table:style-name="Tabela3.A2" office:value-type="string">
            <text:p text:style-name="P35"><text:span text:style-name="Source_20_Text">*</text:span></text:p>
          </table:table-cell>
          <table:table-cell table:style-name="Tabela3.B2" office:value-type="string">
            <text:p text:style-name="P35">Multiplicação</text:p>
          </table:table-cell>
        </table:table-row>
        <table:table-row>
          <table:table-cell table:style-name="Tabela3.A5" office:value-type="string">
            <text:p text:style-name="P35"><text:span text:style-name="Source_20_Text">/</text:span></text:p>
          </table:table-cell>
          <table:table-cell table:style-name="Tabela3.B5" office:value-type="string">
            <text:p text:style-name="P35">Divisão</text:p>
          </table:table-cell>
        </table:table-row>
      </table:table>
      <text:p text:style-name="P33"/>
      <text:p text:style-name="P7">Um exemplo simples de uso é a operação de soma, onde o resultado da adição de duas variáveis é armazenado em uma terceira:</text:p>
      <text:p text:style-name="P7"/>
      <text:p text:style-name="P9"><text:span text:style-name="Source_20_Text">let num1 = 5;</text:span></text:p>
      <text:p text:style-name="P9"><text:span text:style-name="Source_20_Text">let num2 = 10;</text:span></text:p>
      <text:p text:style-name="P9"><text:span text:style-name="Source_20_Text">let res = num1 + num2; // res agora contém o valor 15</text:span></text:p>
      <text:p text:style-name="P10"><text:span text:style-name="Source_20_Text"/></text:p>
      <text:p text:style-name="P7">Adicionalmente, o instrutor demonstra que é possível executar operações diretamente dentro de um comando <text:span text:style-name="Source_20_Text">console.log()</text:span>, como em <text:span text:style-name="Source_20_Text">console.log(num2 - num1)</text:span>, o que é uma forma prática de testar cálculos rapidamente sem precisar de uma variável de resultado. A ordem em que essas operações são executadas, no entanto, é governada por regras específicas, que serão detalhadas a seguir.</text:p>
      <text:p text:style-name="P7"/>
      <text:h text:style-name="P12" text:outline-level="3">3. A Regra Crucial: Precedência de Operadores</text:h>
      <text:p text:style-name="P7"/>
      <text:p text:style-name="P7">Assim como na matemática tradicional, JavaScript segue uma ordem de precedência para executar operações. Compreender essa regra é vital para evitar resultados inesperados em cálculos que envolvem múltiplos operadores, garantindo que a lógica do programa funcione como o esperado.</text:p>
      <text:p text:style-name="P7"/>
      <text:h text:style-name="P31" text:outline-level="4">3.1. A Ordem Padrão</text:h>
      <text:p text:style-name="P7"/>
      <text:p text:style-name="P7">Por padrão, a regra de precedência estabelece que a <text:span text:style-name="T4">multiplicação (</text:span><text:span text:style-name="Source_20_Text"><text:span text:style-name="T4">*</text:span></text:span><text:span text:style-name="T4">)</text:span> e a <text:span text:style-name="T4">divisão (</text:span><text:span text:style-name="Source_20_Text"><text:span text:style-name="T4">/</text:span></text:span><text:span text:style-name="T4">)</text:span> são executadas antes da <text:span text:style-name="T4">soma (</text:span><text:span text:style-name="Source_20_Text"><text:span text:style-name="T4">+</text:span></text:span><text:span text:style-name="T4">)</text:span> e da <text:span text:style-name="T4">subtração (</text:span><text:span text:style-name="Source_20_Text"><text:span text:style-name="T4">-</text:span></text:span><text:span text:style-name="T4">)</text:span>. Para ilustrar, a aula define duas variáveis (<text:span text:style-name="Source_20_Text">let num1 = 10</text:span>, <text:span text:style-name="Source_20_Text">let num2 = 10</text:span>) e avalia a expressão <text:span text:style-name="Source_20_Text">num1 + num2 * 2</text:span>. O JavaScript resolve <text:span text:style-name="Source_20_Text">10 + 10 * 2</text:span> da seguinte forma:</text:p>
      <text:p text:style-name="P7"/>
      <text:list text:style-name="L3">
        <text:list-item>
          <text:p text:style-name="P36">Primeiro, executa a multiplicação: <text:span text:style-name="Source_20_Text">10 * 2 = 20</text:span>.</text:p>
        </text:list-item>
        <text:list-item>
          <text:p text:style-name="P36">Em seguida, executa a soma: <text:span text:style-name="Source_20_Text">10 + 20 = 30</text:span>.</text:p>
        </text:list-item>
      </text:list>
      <text:p text:style-name="P7"/>
      <text:p text:style-name="P7">O resultado final é <text:span text:style-name="Source_20_Text">30</text:span>, e não <text:span text:style-name="Source_20_Text">40</text:span>, pois a multiplicação tem prioridade sobre a soma.</text:p>
      <text:p text:style-name="P7"/>
      <text:h text:style-name="P31" text:outline-level="4">3.2. Alterando a Precedência com Parênteses</text:h>
      <text:p text:style-name="P7"/>
      <text:p text:style-name="P7">Para controlar a ordem de execução e forçar uma operação a ser realizada primeiro, utilizam-se os parênteses <text:span text:style-name="Source_20_Text">()</text:span>. Qualquer expressão dentro dos parênteses é avaliada antes das operações externas.</text:p>
      <text:p text:style-name="P7">Usando as mesmas variáveis, a adição de parênteses na expressão <text:span text:style-name="Source_20_Text">(num1 + num2) * 2</text:span> altera completamente o resultado:</text:p>
      <text:p text:style-name="P7"/>
      <text:p text:style-name="P9"><text:span text:style-name="Source_20_Text">// Com parênteses, a soma ocorre primeiro</text:span></text:p>
      <text:p text:style-name="P9"><text:span text:style-name="Source_20_Text">let num1 = 10;</text:span></text:p>
      <text:p text:style-name="P9"><text:span text:style-name="Source_20_Text">let num2 = 10;</text:span></text:p>
      <text:p text:style-name="P9"><text:span text:style-name="Source_20_Text">let resultado = (num1 + num2) * 2;</text:span></text:p>
      <text:p text:style-name="P10"><text:span text:style-name="Source_20_Text"/></text:p>
      <text:p text:style-name="P7">Neste caso, o cálculo é:</text:p>
      <text:p text:style-name="P7"/>
      <text:list text:style-name="L4">
        <text:list-item>
          <text:p text:style-name="P37">Primeiro, a expressão dentro dos parênteses é resolvida: <text:span text:style-name="Source_20_Text">10 + 10 = 20</text:span>.</text:p>
        </text:list-item>
        <text:list-item>
          <text:p text:style-name="P37">Depois, a multiplicação é executada: <text:span text:style-name="Source_20_Text">20 * 2 = 40</text:span>.</text:p>
        </text:list-item>
      </text:list>
      <text:p text:style-name="P7"/>
      <text:p text:style-name="P7"><text:soft-page-break/>O resultado agora é <text:span text:style-name="Source_20_Text">40</text:span>.</text:p>
      <text:p text:style-name="P7"/>
      <text:p text:style-name="P7">Além dos operadores básicos, existe um operador de divisão especializado que oferece uma perspectiva diferente sobre o resultado de uma divisão.</text:p>
      <text:p text:style-name="P7"/>
      <text:h text:style-name="P12" text:outline-level="3">4. Aprofundando na Divisão: O Operador Módulo (<text:span text:style-name="Source_20_Text">%</text:span>)</text:h>
      <text:p text:style-name="P7"/>
      <text:p text:style-name="P7">Enquanto o operador de divisão padrão (<text:span text:style-name="Source_20_Text">/</text:span>) calcula o quociente de uma operação, o operador <text:span text:style-name="T4">módulo (</text:span><text:span text:style-name="Source_20_Text"><text:span text:style-name="T4">%</text:span></text:span><text:span text:style-name="T4">)</text:span> é uma ferramenta especializada utilizada para encontrar exclusivamente o <text:span text:style-name="T4">resto</text:span> de uma divisão inteira.</text:p>
      <text:p text:style-name="P7"/>
      <text:h text:style-name="P31" text:outline-level="4">4.1. Divisão Padrão vs. Módulo</text:h>
      <text:p text:style-name="P7"/>
      <text:p text:style-name="P7">A diferença entre os dois operadores fica clara ao analisar o exemplo central da aula: <text:span text:style-name="Source_20_Text">15</text:span> dividido por <text:span text:style-name="Source_20_Text">2</text:span>.</text:p>
      <text:p text:style-name="P7"/>
      <text:list text:style-name="L5">
        <text:list-item>
          <text:p text:style-name="P38"><text:span text:style-name="Source_20_Text">15 / 2</text:span>: Usando o operador de divisão padrão, o resultado é <text:span text:style-name="Source_20_Text">7.5</text:span>, que inclui a parte inteira e a parte fracionária do quociente.</text:p>
        </text:list-item>
        <text:list-item>
          <text:p text:style-name="P38"><text:span text:style-name="Source_20_Text">15 % 2</text:span>: Usando o operador módulo, o resultado é <text:span text:style-name="Source_20_Text">1</text:span>, que corresponde apenas ao resto da divisão.</text:p>
        </text:list-item>
      </text:list>
      <text:p text:style-name="P7"/>
      <text:p text:style-name="P7">O instrutor detalha o cálculo manual para encontrar o resto: <text:span text:style-name="Source_20_Text">7 * 2 = 14</text:span>, e <text:span text:style-name="Source_20_Text">15 - 14 = 1</text:span>. O operador módulo (<text:span text:style-name="Source_20_Text">%</text:span>) automatiza esse processo, sendo extremamente útil em diversas lógicas de programação. Além de calcular, é comum precisar modificar o valor de variáveis de forma incremental, o que nos leva ao próximo conjunto de operadores.</text:p>
      <text:p text:style-name="P7"/>
      <text:h text:style-name="P12" text:outline-level="3">5. Modificando Valores: Incremento, Decremento e Atribuição Composta</text:h>
      <text:p text:style-name="P7"/>
      <text:p text:style-name="P7">Para otimizar o código, JavaScript oferece operadores que funcionam como atalhos para modificar o valor de uma variável existente. Essa sintaxe mais concisa e eficiente é amplamente utilizada em programação para tarefas como contagens em laços de repetição ou acumulação de valores.</text:p>
      <text:p text:style-name="P7"/>
      <text:h text:style-name="P31" text:outline-level="4">5.1. As Três Formas de Incrementar por Um</text:h>
      <text:p text:style-name="P7"/>
      <text:p text:style-name="P7">A aula demonstra que existem três formas equivalentes de adicionar <text:span text:style-name="Source_20_Text">1</text:span> ao valor de uma variável, progredindo da mais verbosa para a mais concisa:</text:p>
      <text:p text:style-name="P7"/>
      <text:list text:style-name="L6">
        <text:list-item>
          <text:p text:style-name="P39"><text:span text:style-name="T4">Atribuição Padrão:</text:span> <text:span text:style-name="Source_20_Text">num1 = num1 + 1</text:span></text:p>
          <text:list>
            <text:list-item>
              <text:p text:style-name="P39">Esta é a forma explícita, lendo "a variável <text:span text:style-name="Source_20_Text">num1</text:span> recebe seu próprio valor mais um".</text:p>
            </text:list-item>
          </text:list>
        </text:list-item>
        <text:list-item>
          <text:p text:style-name="P39"><text:span text:style-name="T4">Operador de Incremento:</text:span> <text:span text:style-name="Source_20_Text">num1++</text:span></text:p>
          <text:list>
            <text:list-item>
              <text:p text:style-name="P39">Este é um atalho popular e específico para adicionar exatamente <text:span text:style-name="Source_20_Text">1</text:span>.</text:p>
            </text:list-item>
          </text:list>
        </text:list-item>
        <text:list-item>
          <text:p text:style-name="P39"><text:span text:style-name="T4">Atribuição Composta:</text:span> <text:span text:style-name="Source_20_Text">num1 += 1</text:span></text:p>
          <text:list>
            <text:list-item>
              <text:p text:style-name="P39">Combina a soma e a atribuição em um único operador.</text:p>
            </text:list-item>
          </text:list>
        </text:list-item>
      </text:list>
      <text:p text:style-name="P7"/>
      <text:p text:style-name="P7">Todas as três expressões acima produzem o mesmo resultado: se <text:span text:style-name="Source_20_Text">num1</text:span> começa com <text:span text:style-name="Source_20_Text">10</text:span>, terminará com <text:span text:style-name="Source_20_Text">11</text:span>. O mesmo princípio se aplica para a subtração com o operador de decremento (<text:span text:style-name="Source_20_Text">num1--</text:span>) e a atribuição composta de subtração (<text:span text:style-name="Source_20_Text">num1 -= 1</text:span>).</text:p>
      <text:p text:style-name="P7"/>
      <text:h text:style-name="P31" text:outline-level="4">5.2. A Flexibilidade da Atribuição Composta</text:h>
      <text:p text:style-name="P7"/>
      <text:p text:style-name="P7">A grande vantagem dos operadores de atribuição composta (<text:span text:style-name="Source_20_Text">+=</text:span>, <text:span text:style-name="Source_20_Text">-=</text:span>, <text:span text:style-name="Source_20_Text">*=</text:span>, <text:span text:style-name="Source_20_Text">/=</text:span>) reside em sua flexibilidade. Enquanto <text:span text:style-name="Source_20_Text">++</text:span> e <text:span text:style-name="Source_20_Text">--</text:span> estão limitados a modificar o valor por <text:span text:style-name="Source_20_Text">1</text:span>, os operadores compostos podem usar qualquer valor. Por exemplo, a expressão <text:span text:style-name="Source_20_Text">num1 += 5</text:span> é uma forma abreviada e eficiente de <text:span text:style-name="Source_20_Text">num1 = num1 + 5</text:span>. Isso permite modificar o valor da variável por qualquer número desejado. Essa lógica se estende a outras operações aritméticas:</text:p>
      <text:p text:style-name="P7"/>
      <text:p text:style-name="P7"/>
      <text:p text:style-name="P7"/>
      <text:p text:style-name="P9"><text:soft-page-break/><text:span text:style-name="Source_20_Text">let num1 = 10;</text:span></text:p>
      <text:p text:style-name="P9"/>
      <text:p text:style-name="P9"><text:span text:style-name="Source_20_Text">// Multiplica o valor de num1 por 2</text:span></text:p>
      <text:p text:style-name="P9"><text:span text:style-name="Source_20_Text">num1 *= 2; // Equivalente a num1 = num1 * 2;</text:span></text:p>
      <text:p text:style-name="P9"><text:span text:style-name="Source_20_Text">// num1 agora vale 20</text:span></text:p>
      <text:p text:style-name="P10"><text:span text:style-name="Source_20_Text"/></text:p>
      <text:p text:style-name="P7">O domínio desses operadores constitui o conhecimento fundamental abordado na aula.</text:p>
      <text:p text:style-name="P7"/>
      <text:h text:style-name="P12" text:outline-level="3">Conclusão: Principais Aprendizados da Aula</text:h>
      <text:p text:style-name="P7"/>
      <text:p text:style-name="P7">Esta aula estabeleceu uma base sólida sobre como os números são manipulados em JavaScript. Os pontos-chave abordados foram:</text:p>
      <text:p text:style-name="P7"/>
      <text:list text:style-name="L7">
        <text:list-item>
          <text:p text:style-name="P40"><text:span text:style-name="T4">Fundamentos de Variáveis:</text:span> A importância de declarar e inicializar variáveis corretamente para evitar erros e garantir a previsibilidade do código.</text:p>
        </text:list-item>
        <text:list-item>
          <text:p text:style-name="P40"><text:span text:style-name="T4">Precedência de Operadores:</text:span> A ordem das operações em JavaScript segue as regras matemáticas padrão, mas pode ser controlada de forma explícita com o uso de parênteses para ditar a lógica dos cálculos.</text:p>
        </text:list-item>
        <text:list-item>
          <text:p text:style-name="P40"><text:span text:style-name="T4">Operadores Especializados e Atalhos:</text:span> O operador módulo (<text:span text:style-name="Source_20_Text">%</text:span>) é uma ferramenta poderosa para obter o resto da divisão, enquanto operadores como <text:span text:style-name="Source_20_Text">++</text:span> e <text:span text:style-name="Source_20_Text">+=</text:span> fornecem atalhos eficientes e legíveis para modificar valores de variáveis.</text:p>
        </text:list-item>
      </text:list>
      <text:p text:style-name="P7"/>
      <text:p text:style-name="P7">Dominar esses conceitos básicos é o primeiro passo essencial. Como o instrutor enfatiza, é preciso ter calma ("Calma, padawan") para primeiro aprender a programar em JavaScript antes de avançar para a manipulação de elementos HTML (o DOM).</text:p>
      <text:p text:style-name="P41"/>
      <text:h text:style-name="Heading_20_1" text:outline-level="1"><text:bookmark-start text:name="__RefHeading___Toc2217_3828932059"/>Dominando Operadores Relacionais em JavaScript<text:bookmark-end text:name="__RefHeading___Toc2217_3828932059"/></text:h>
      <text:p text:style-name="Text_20_body"/>
      <text:h text:style-name="P12" text:outline-level="3">1. Introdução: A Base da Lógica de Programação</text:h>
      <text:p text:style-name="P7"/>
      <text:p text:style-name="P42">Operadores relacionais são ferramentas fundamentais na programação com JavaScript. Eles constituem o alicerce para a tomada de decisões dentro do código, permitindo a criação de lógicas condicionais e estruturas de controle complexas. Essencialmente, são operadores de comparação que avaliam a relação entre dois valores. A importância estratégica de dominar esses operadores é imensa. Eles capacitam um programa a comparar diferentes valores — como números ou variáveis — e a executar ações específicas com base no resultado dessa comparação. É essa capacidade que torna o software dinâmico e inteligente, permitindo que ele reaja de maneiras distintas a entradas e situações variadas.</text:p>
      <text:p text:style-name="P42">Para compreender plenamente seu funcionamento, é crucial entender o tipo de resultado que essas operações sempre produzem: um valor booleano.</text:p>
      <text:p text:style-name="P42"/>
      <text:h text:style-name="P12" text:outline-level="3">2. O Princípio Essencial: Comparações que Retornam <text:span text:style-name="Source_20_Text">true</text:span> ou <text:span text:style-name="Source_20_Text">false</text:span></text:h>
      <text:p text:style-name="P7"><text:span text:style-name="Source_20_Text"/></text:p>
      <text:p text:style-name="P42">Toda operação relacional em JavaScript é, em sua essência, uma pergunta que só pode ser respondida de duas maneiras: "verdadeiro" (<text:span text:style-name="Source_20_Text">true</text:span>) ou "falso" (<text:span text:style-name="Source_20_Text">false</text:span>). O propósito fundamental dessas operações é obter uma resposta booleana que pode ser usada para direcionar o fluxo de um programa. Por exemplo, ao usar o operador de "maior que" na expressão <text:span text:style-name="Source_20_Text">num1 &gt; num2</text:span>, o JavaScript avalia se o valor da variável <text:span text:style-name="Source_20_Text">num1</text:span> é de fato maior que o de <text:span text:style-name="Source_20_Text">num2</text:span>. Se <text:span text:style-name="Source_20_Text">num1</text:span> for <text:span text:style-name="Source_20_Text">10</text:span> e <text:span text:style-name="Source_20_Text">num2</text:span> for <text:span text:style-name="Source_20_Text">5</text:span>, a pergunta "10 é maior que 5?" tem como resposta <text:span text:style-name="Source_20_Text">true</text:span>. Por outro lado, a expressão <text:span text:style-name="Source_20_Text">num1 &lt; num2</text:span> ("10 é menor que 5?") resultaria em <text:span text:style-name="Source_20_Text">false</text:span>. Para ilustrar os exemplos a seguir, a aula utiliza as seguintes variáveis:</text:p>
      <text:p text:style-name="P42"/>
      <text:list text:style-name="L8">
        <text:list-item>
          <text:p text:style-name="P43"><text:span text:style-name="Source_20_Text">num1</text:span> com o valor <text:span text:style-name="Source_20_Text">10</text:span></text:p>
        </text:list-item>
        <text:list-item>
          <text:p text:style-name="P43"><text:span text:style-name="Source_20_Text">num2</text:span> com o valor <text:span text:style-name="Source_20_Text">5</text:span></text:p>
        </text:list-item>
        <text:list-item>
          <text:p text:style-name="P43"><text:span text:style-name="Source_20_Text">num3</text:span> com o valor <text:span text:style-name="Source_20_Text">10</text:span></text:p>
        </text:list-item>
      </text:list>
      <text:p text:style-name="P42"><text:soft-page-break/>Com este contexto estabelecido, podemos analisar detalhadamente cada um dos operadores relacionais específicos.</text:p>
      <text:p text:style-name="P42"/>
      <text:h text:style-name="P12" text:outline-level="3">3. Análise Detalhada dos Operadores Relacionais</text:h>
      <text:p text:style-name="P7"/>
      <text:p text:style-name="P42">A aula aborda os seis principais operadores relacionais. Cada um serve a um propósito de comparação distinto, e compreendê-los individualmente é crucial para escrever uma lógica de programação precisa e sem erros.</text:p>
      <text:p text:style-name="P42"/>
      <text:h text:style-name="P44" text:outline-level="4">Operadores de Magnitude: Maior e Menor</text:h>
      <text:p text:style-name="P45"/>
      <text:p text:style-name="P46"><text:span text:style-name="Source_20_Text"><text:span text:style-name="T4">&gt;</text:span></text:span> <text:span text:style-name="T4">(Maior que)</text:span> Este operador verifica se o valor à sua esquerda é estritamente maior que o valor à sua direita. O exemplo da aula, <text:span text:style-name="Source_20_Text">console.log(num1 &gt; num2)</text:span>, retorna <text:span text:style-name="Source_20_Text">true</text:span> porque o valor de <text:span text:style-name="Source_20_Text">num1</text:span> (10) é, de fato, maior que o de <text:span text:style-name="Source_20_Text">num2</text:span> (5).</text:p>
      <text:p text:style-name="P46"/>
      <text:p text:style-name="P47"><text:span text:style-name="Source_20_Text"><text:span text:style-name="T4">&lt;</text:span></text:span> <text:span text:style-name="T4">(Menor que)</text:span> De forma oposta, este operador verifica se o valor à esquerda é estritamente menor que o valor à direita. A expressão <text:span text:style-name="Source_20_Text">console.log(num1 &lt; num2)</text:span> resulta em <text:span text:style-name="Source_20_Text">false</text:span>, pois <text:span text:style-name="Source_20_Text">num1</text:span> (10) não é menor que <text:span text:style-name="Source_20_Text">num2</text:span> (5).</text:p>
      <text:p text:style-name="P42"/>
      <text:h text:style-name="P44" text:outline-level="4">Operadores de Magnitude com Igualdade: Maior/Menor ou Igual</text:h>
      <text:p text:style-name="P45"/>
      <text:p text:style-name="P46"><text:span text:style-name="Source_20_Text"><text:span text:style-name="T4">&gt;=</text:span></text:span> <text:span text:style-name="T4">(Maior ou igual a)</text:span> Este operador avalia uma lógica dupla. A expressão <text:span text:style-name="Source_20_Text">console.log(num1 &gt;= num3)</text:span> resulta em <text:span text:style-name="Source_20_Text">true</text:span> porque a pergunta é "maior <text:span text:style-name="T4">OU</text:span> igual?". Embora <text:span text:style-name="Source_20_Text">num1</text:span> (10) não seja <text:span text:style-name="T5">maior</text:span> que <text:span text:style-name="Source_20_Text">num3</text:span> (10), a condição de ser <text:span text:style-name="T5">igual</text:span> é satisfeita, tornando a expressão inteira verdadeira.</text:p>
      <text:p text:style-name="P46"/>
      <text:p text:style-name="P46"><text:span text:style-name="Source_20_Text"><text:span text:style-name="T4">&lt;=</text:span></text:span> <text:span text:style-name="T4">(Menor ou igual a)</text:span> De forma semelhante, este operador retorna <text:span text:style-name="Source_20_Text">true</text:span> se o valor à esquerda for menor <text:span text:style-name="T4">OU</text:span> igual ao da direita. No exemplo <text:span text:style-name="Source_20_Text">console.log(num1 &lt;= num3)</text:span>, a expressão é <text:span text:style-name="Source_20_Text">true</text:span> porque, ainda que <text:span text:style-name="Source_20_Text">num1</text:span> (10) não seja menor que <text:span text:style-name="Source_20_Text">num3</text:span> (10), ele é igual, satisfazendo a condição.</text:p>
      <text:p text:style-name="P42"/>
      <text:h text:style-name="P44" text:outline-level="4">Operadores de Comparação e Diferença</text:h>
      <text:p text:style-name="P45"/>
      <text:p text:style-name="P46">Antes de prosseguir, é fundamental diferenciar o operador de atribuição (<text:span text:style-name="Source_20_Text">=</text:span>) do de comparação (<text:span text:style-name="Source_20_Text">==</text:span>). Um único sinal de igual (<text:span text:style-name="Source_20_Text">=</text:span>) <text:span text:style-name="T5">atribui</text:span> um valor a uma variável. Um sinal duplo de igual (<text:span text:style-name="Source_20_Text">==</text:span>) <text:span text:style-name="T5">compara</text:span> dois valores para verificar se são iguais.</text:p>
      <text:p text:style-name="P46"/>
      <text:p text:style-name="P46"><text:span text:style-name="Source_20_Text"><text:span text:style-name="T4">==</text:span></text:span> <text:span text:style-name="T4">(Igual a)</text:span> Este operador compara dois valores para verificar se são iguais. A expressão <text:span text:style-name="Source_20_Text">console.log(num1 == num3)</text:span> retorna <text:span text:style-name="Source_20_Text">true</text:span> porque <text:span text:style-name="Source_20_Text">num1</text:span> (10) e <text:span text:style-name="Source_20_Text">num3</text:span> (10) possuem o mesmo valor.</text:p>
      <text:p text:style-name="P46"/>
      <text:p text:style-name="P46"><text:span text:style-name="Source_20_Text"><text:span text:style-name="T4">!=</text:span></text:span> <text:span text:style-name="T4">(Diferente de)</text:span> Este operador verifica se dois valores são diferentes. Como <text:span text:style-name="Source_20_Text">num1</text:span> e <text:span text:style-name="Source_20_Text">num3</text:span> são iguais, a afirmação de que são diferentes é falsa, e o exemplo <text:span text:style-name="Source_20_Text">console.log(num1 != num3)</text:span> retorna <text:span text:style-name="Source_20_Text">false</text:span>.</text:p>
      <text:p text:style-name="P42"/>
      <text:h text:style-name="P31" text:outline-level="4">Esclarecendo a Confusão: Negação Lógica (<text:span text:style-name="Source_20_Text">!</text:span>) vs. Desigualdade (<text:span text:style-name="Source_20_Text">!=</text:span>)</text:h>
      <text:p text:style-name="P7"/>
      <text:p text:style-name="P42">Um ponto crucial que frequentemente confunde novos desenvolvedores é a diferença entre o operador de negação lógica (<text:span text:style-name="Source_20_Text">!</text:span>) e o operador de desigualdade (<text:span text:style-name="Source_20_Text">!=</text:span>). Eles servem a propósitos fundamentalmente distintos. O operador de desigualdade (<text:span text:style-name="Source_20_Text">!=</text:span>) é um operador <text:span text:style-name="T4">binário</text:span>, o que significa que ele compara <text:span text:style-name="T4">dois valores</text:span> para ver se são diferentes (ex: <text:span text:style-name="Source_20_Text">valorA != valorB</text:span>).</text:p>
      <text:p text:style-name="P42"><text:soft-page-break/>Em contraste, o operador de negação lógica (<text:span text:style-name="Source_20_Text">!</text:span>), também chamado de "NOT", é um operador <text:span text:style-name="T4">unário</text:span>. Ele não compara dois valores; em vez disso, ele atua sobre um <text:span text:style-name="T4">único resultado booleano</text:span>, invertendo-o. Se uma expressão resulta em <text:span text:style-name="Source_20_Text">true</text:span>, o <text:span text:style-name="Source_20_Text">!</text:span> a converte para <text:span text:style-name="Source_20_Text">false</text:span>, e vice-versa. No exemplo da aula, <text:span text:style-name="Source_20_Text">console.log(!(num1 == num3))</text:span>, a lógica ocorre em duas etapas. Primeiro, a expressão interna <text:span text:style-name="Source_20_Text">(num1 == num3)</text:span> é avaliada e retorna <text:span text:style-name="Source_20_Text">true</text:span>. Em seguida, o operador <text:span text:style-name="Source_20_Text">!</text:span> é aplicado a esse resultado <text:span text:style-name="Source_20_Text">true</text:span>, invertendo-o para <text:span text:style-name="Source_20_Text">false</text:span>. Ele atua sobre a <text:span text:style-name="T5">conclusão</text:span> da comparação, não como parte dela. A seguir, uma tabela resume todos os operadores abordados para facilitar a consulta.</text:p>
      <text:p text:style-name="P42"/>
      <text:h text:style-name="P12" text:outline-level="3">4. Tabela de Referência Rápida: Operadores Relacionais</text:h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8">Operador</text:p>
          </table:table-cell>
          <table:table-cell table:style-name="Tabela4.B1" office:value-type="string">
            <text:p text:style-name="P48">Descrição</text:p>
          </table:table-cell>
          <table:table-cell table:style-name="Tabela4.B1" office:value-type="string">
            <text:p text:style-name="P48">Exemplo de Código da Aula (Resultado)</text:p>
          </table:table-cell>
        </table:table-row>
        <table:table-row>
          <table:table-cell table:style-name="Tabela4.A2" office:value-type="string">
            <text:p text:style-name="P48"><text:span text:style-name="Source_20_Text">&gt;</text:span></text:p>
          </table:table-cell>
          <table:table-cell table:style-name="Tabela4.B2" office:value-type="string">
            <text:p text:style-name="P48">Verifica se o valor da esquerda é maior que o da direita.</text:p>
          </table:table-cell>
          <table:table-cell table:style-name="Tabela4.B2" office:value-type="string">
            <text:p text:style-name="P48"><text:span text:style-name="Source_20_Text">console.log(num1 &gt; num2)</text:span> (true)</text:p>
          </table:table-cell>
        </table:table-row>
        <table:table-row>
          <table:table-cell table:style-name="Tabela4.A2" office:value-type="string">
            <text:p text:style-name="P48"><text:span text:style-name="Source_20_Text">&gt;=</text:span></text:p>
          </table:table-cell>
          <table:table-cell table:style-name="Tabela4.B2" office:value-type="string">
            <text:p text:style-name="P48">Verifica se o valor da esquerda é maior ou igual ao da direita.</text:p>
          </table:table-cell>
          <table:table-cell table:style-name="Tabela4.B2" office:value-type="string">
            <text:p text:style-name="P48"><text:span text:style-name="Source_20_Text">console.log(num1 &gt;= num3)</text:span> (true)</text:p>
          </table:table-cell>
        </table:table-row>
        <table:table-row>
          <table:table-cell table:style-name="Tabela4.A2" office:value-type="string">
            <text:p text:style-name="P48"><text:span text:style-name="Source_20_Text">&lt;</text:span></text:p>
          </table:table-cell>
          <table:table-cell table:style-name="Tabela4.B2" office:value-type="string">
            <text:p text:style-name="P48">Verifica se o valor da esquerda é menor que o da direita.</text:p>
          </table:table-cell>
          <table:table-cell table:style-name="Tabela4.B2" office:value-type="string">
            <text:p text:style-name="P48"><text:span text:style-name="Source_20_Text">console.log(num1 &lt; num2)</text:span> (false)</text:p>
          </table:table-cell>
        </table:table-row>
        <table:table-row>
          <table:table-cell table:style-name="Tabela4.A2" office:value-type="string">
            <text:p text:style-name="P48"><text:span text:style-name="Source_20_Text">&lt;=</text:span></text:p>
          </table:table-cell>
          <table:table-cell table:style-name="Tabela4.B2" office:value-type="string">
            <text:p text:style-name="P48">Verifica se o valor da esquerda é menor ou igual ao da direita.</text:p>
          </table:table-cell>
          <table:table-cell table:style-name="Tabela4.B2" office:value-type="string">
            <text:p text:style-name="P48"><text:span text:style-name="Source_20_Text">console.log(num1 &lt;= num3)</text:span> (true)</text:p>
          </table:table-cell>
        </table:table-row>
        <table:table-row>
          <table:table-cell table:style-name="Tabela4.A2" office:value-type="string">
            <text:p text:style-name="P48"><text:span text:style-name="Source_20_Text">==</text:span></text:p>
          </table:table-cell>
          <table:table-cell table:style-name="Tabela4.B2" office:value-type="string">
            <text:p text:style-name="P48">Verifica se dois valores são iguais.</text:p>
          </table:table-cell>
          <table:table-cell table:style-name="Tabela4.B2" office:value-type="string">
            <text:p text:style-name="P48"><text:span text:style-name="Source_20_Text">console.log(num1 == num3)</text:span> (true)</text:p>
          </table:table-cell>
        </table:table-row>
        <table:table-row>
          <table:table-cell table:style-name="Tabela4.A7" office:value-type="string">
            <text:p text:style-name="P48"><text:span text:style-name="Source_20_Text">!=</text:span></text:p>
          </table:table-cell>
          <table:table-cell table:style-name="Tabela4.B7" office:value-type="string">
            <text:p text:style-name="P48">Verifica se dois valores são diferentes.</text:p>
          </table:table-cell>
          <table:table-cell table:style-name="Tabela4.B7" office:value-type="string">
            <text:p text:style-name="P48"><text:span text:style-name="Source_20_Text">console.log(num1 != num3)</text:span> (false)</text:p>
          </table:table-cell>
        </table:table-row>
      </table:table>
      <text:h text:style-name="P12" text:outline-level="3"/>
      <text:h text:style-name="P12" text:outline-level="3">5. Conclusão: Aplicando a Lógica no Dia a Dia da Programação</text:h>
      <text:p text:style-name="P7"/>
      <text:p text:style-name="P42">Os operadores relacionais são mais do que simples ferramentas de comparação; eles são os pilares da lógica de programação. Dominá-los é um passo essencial para escrever código funcional e inteligente. Na prática, esses operadores são os blocos de construção para estruturas de controle de fluxo, como condicionais (<text:span text:style-name="Source_20_Text">if...else</text:span>) e laços de repetição (<text:span text:style-name="Source_20_Text">for</text:span>, <text:span text:style-name="Source_20_Text">while</text:span>), que serão explorados em aulas futuras. É por meio de comparações que retornam <text:span text:style-name="Source_20_Text">true</text:span> ou <text:span text:style-name="Source_20_Text">false</text:span> que um programa decide qual caminho seguir, quantas vezes repetir uma ação ou quando parar um processo. Continue praticando essas comparações. Construir uma base sólida no uso de operadores relacionais é um passo fundamental na jornada para se tornar um "profissional em programação JavaScript".</text:p>
      <text:p text:style-name="P41"/>
      <text:h text:style-name="Heading_20_1" text:outline-level="1"><text:bookmark-start text:name="__RefHeading___Toc2219_3828932059"/>Operadores Lógicos em JavaScript<text:bookmark-end text:name="__RefHeading___Toc2219_3828932059"/></text:h>
      <text:h text:style-name="P12" text:outline-level="3"/>
      <text:h text:style-name="P12" text:outline-level="3">1. Introdução aos Operadores Lógicos</text:h>
      <text:p text:style-name="P7"/>
      <text:p text:style-name="P42">Operadores lógicos são ferramentas fundamentais em JavaScript, utilizadas para controlar o fluxo de um programa ao combinar ou inverter expressões booleanas. Eles permitem a criação de lógicas complexas que formam a base da tomada de decisão no código. Este documento resume as funções essenciais dos operadores <text:span text:style-name="Source_20_Text">AND</text:span> (<text:span text:style-name="Source_20_Text">&amp;&amp;</text:span>), <text:span text:style-name="Source_20_Text">OR</text:span> (<text:span text:style-name="Source_20_Text">||</text:span>) e <text:span text:style-name="Source_20_Text">NOT</text:span> (<text:span text:style-name="Source_20_Text">!</text:span>), conforme apresentado na aula.</text:p>
      <text:p text:style-name="P42"/>
      <text:p text:style-name="P42">O propósito central de uma operação lógica é avaliar uma ou mais condições e produzir um único resultado booleano: <text:span text:style-name="Source_20_Text">true</text:span> (verdadeiro) ou <text:span text:style-name="Source_20_Text">false</text:span> (falso). Esse resultado é, então, utilizado para determinar qual caminho o programa deve seguir, como executar um bloco de código específico em detrimento de outro. As seções a seguir detalham cada um dos operadores individualmente, explicando suas regras de funcionamento e demonstrando suas aplicações práticas com exemplos de código.</text:p>
      <text:p text:style-name="P42"/>
      <text:h text:style-name="P12" text:outline-level="3">2. Os Três Operadores Lógicos Essenciais</text:h>
      <text:p text:style-name="P7"/>
      <text:p text:style-name="P42">O JavaScript oferece três operadores lógicos primários, cada um com uma função única para avaliar condições. Compreender seus comportamentos distintos é crucial para construir lógicas robustas e eficientes em qualquer aplicação.</text:p>
      <text:p text:style-name="P42"/>
      <text:p text:style-name="P42"/>
      <text:p text:style-name="P42"/>
      <text:h text:style-name="P31" text:outline-level="4"><text:soft-page-break/>2.1. O Operador <text:span text:style-name="Source_20_Text">AND</text:span> (E) - <text:span text:style-name="Source_20_Text">&amp;&amp;</text:span></text:h>
      <text:p text:style-name="P7"><text:span text:style-name="Source_20_Text"/></text:p>
      <text:p text:style-name="P42">O operador <text:span text:style-name="Source_20_Text">AND</text:span> (<text:span text:style-name="Source_20_Text">&amp;&amp;</text:span>) avalia duas expressões e retorna <text:span text:style-name="Source_20_Text">true</text:span> somente se <text:span text:style-name="T4">ambas</text:span> as expressões forem verdadeiras. É crucial lembrar que esta é a única situação em que o <text:span text:style-name="Source_20_Text">AND</text:span> retorna <text:span text:style-name="Source_20_Text">true</text:span>; qualquer presença de <text:span text:style-name="Source_20_Text">false</text:span> na expressão resultará em <text:span text:style-name="Source_20_Text">false</text:span>. A "Tabela Verdade" a seguir ilustra todos os resultados possíveis para o operador <text:span text:style-name="Source_20_Text">AND</text:span>:</text:p>
      <text:p text:style-name="P4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8">Condições</text:p>
          </table:table-cell>
          <table:table-cell table:style-name="Tabela5.B1" office:value-type="string">
            <text:p text:style-name="P48">Resultado Final</text:p>
          </table:table-cell>
        </table:table-row>
        <table:table-row>
          <table:table-cell table:style-name="Tabela5.A2" office:value-type="string">
            <text:p text:style-name="P48"><text:span text:style-name="Source_20_Text">Verdadeiro &amp;&amp; Verdadeiro</text:span></text:p>
          </table:table-cell>
          <table:table-cell table:style-name="Tabela5.B2" office:value-type="string">
            <text:p text:style-name="P48"><text:span text:style-name="Source_20_Text">true</text:span></text:p>
          </table:table-cell>
        </table:table-row>
        <table:table-row>
          <table:table-cell table:style-name="Tabela5.A2" office:value-type="string">
            <text:p text:style-name="P48"><text:span text:style-name="Source_20_Text">Verdadeiro &amp;&amp; Falso</text:span></text:p>
          </table:table-cell>
          <table:table-cell table:style-name="Tabela5.B2" office:value-type="string">
            <text:p text:style-name="P48"><text:span text:style-name="Source_20_Text">false</text:span></text:p>
          </table:table-cell>
        </table:table-row>
        <table:table-row>
          <table:table-cell table:style-name="Tabela5.A2" office:value-type="string">
            <text:p text:style-name="P48"><text:span text:style-name="Source_20_Text">Falso &amp;&amp; Verdadeiro</text:span></text:p>
          </table:table-cell>
          <table:table-cell table:style-name="Tabela5.B2" office:value-type="string">
            <text:p text:style-name="P48"><text:span text:style-name="Source_20_Text">false</text:span></text:p>
          </table:table-cell>
        </table:table-row>
        <table:table-row>
          <table:table-cell table:style-name="Tabela5.A5" office:value-type="string">
            <text:p text:style-name="P48"><text:span text:style-name="Source_20_Text">Falso &amp;&amp; Falso</text:span></text:p>
          </table:table-cell>
          <table:table-cell table:style-name="Tabela5.B5" office:value-type="string">
            <text:p text:style-name="P48"><text:span text:style-name="Source_20_Text">false</text:span></text:p>
          </table:table-cell>
        </table:table-row>
      </table:table>
      <text:p text:style-name="P42"/>
      <text:p text:style-name="P42">Para ilustrar, vamos testar se <text:span text:style-name="Source_20_Text">N1</text:span> é maior que <text:span text:style-name="Source_20_Text">N2</text:span> <text:span text:style-name="T4">e</text:span>, ao mesmo tempo, se <text:span text:style-name="Source_20_Text">N1</text:span> é maior que <text:span text:style-name="Source_20_Text">N3</text:span>, usando as seguintes variáveis:</text:p>
      <text:p text:style-name="P42"/>
      <text:p text:style-name="P49"><text:span text:style-name="Source_20_Text">let N1 = 10;</text:span></text:p>
      <text:p text:style-name="P49"><text:span text:style-name="Source_20_Text">let N2 = 5;</text:span></text:p>
      <text:p text:style-name="P49"><text:span text:style-name="Source_20_Text">let N3 = 15;</text:span></text:p>
      <text:p text:style-name="P49"/>
      <text:p text:style-name="P49"><text:span text:style-name="Source_20_Text">console.log((N1 &gt; N2) &amp;&amp; (N1 &gt; N3)); // Retorna: false</text:span></text:p>
      <text:p text:style-name="P10"><text:span text:style-name="Source_20_Text"/></text:p>
      <text:p text:style-name="P42">Vamos analisar a expressão: a primeira condição, <text:span text:style-name="Source_20_Text">N1 &gt; N2</text:span> (10 &gt; 5), é avaliada como <text:span text:style-name="Source_20_Text">true</text:span>. A segunda, <text:span text:style-name="Source_20_Text">N1 &gt; N3</text:span> (10 &gt; 15), é avaliada como <text:span text:style-name="Source_20_Text">false</text:span>. A operação final se torna <text:span text:style-name="Source_20_Text">true &amp;&amp; false</text:span>, que, de acordo com a regra do <text:span text:style-name="Source_20_Text">AND</text:span>, resulta em <text:span text:style-name="Source_20_Text">false</text:span>.</text:p>
      <text:p text:style-name="P42"/>
      <text:h text:style-name="P31" text:outline-level="4">2.2. O Operador <text:span text:style-name="Source_20_Text">OR</text:span> (OU) - <text:span text:style-name="Source_20_Text">||</text:span></text:h>
      <text:p text:style-name="P7"><text:span text:style-name="Source_20_Text"/></text:p>
      <text:p text:style-name="P42">O operador <text:span text:style-name="Source_20_Text">OR</text:span> (<text:span text:style-name="Source_20_Text">||</text:span>) avalia duas expressões e retorna <text:span text:style-name="Source_20_Text">true</text:span> se <text:span text:style-name="T4">pelo menos uma</text:span> delas for verdadeira. Ele só retornará <text:span text:style-name="Source_20_Text">false</text:span> se ambas as expressões forem falsas. A "Tabela Verdade" para o operador <text:span text:style-name="Source_20_Text">OR</text:span> é a seguinte:</text:p>
      <text:p text:style-name="P42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48">Condições</text:p>
          </table:table-cell>
          <table:table-cell table:style-name="Tabela6.B1" office:value-type="string">
            <text:p text:style-name="P48">Resultado Final</text:p>
          </table:table-cell>
        </table:table-row>
        <table:table-row>
          <table:table-cell table:style-name="Tabela6.A2" office:value-type="string">
            <text:p text:style-name="P48"><text:span text:style-name="Source_20_Text">Verdadeiro &amp;&amp; Verdadeiro</text:span></text:p>
          </table:table-cell>
          <table:table-cell table:style-name="Tabela6.B2" office:value-type="string">
            <text:p text:style-name="P48"><text:span text:style-name="Source_20_Text">true</text:span></text:p>
          </table:table-cell>
        </table:table-row>
        <table:table-row>
          <table:table-cell table:style-name="Tabela6.A2" office:value-type="string">
            <text:p text:style-name="P48"><text:span text:style-name="Source_20_Text">Verdadeiro &amp;&amp; Falso</text:span></text:p>
          </table:table-cell>
          <table:table-cell table:style-name="Tabela6.B2" office:value-type="string">
            <text:p text:style-name="P48"><text:span text:style-name="Source_20_Text">true</text:span></text:p>
          </table:table-cell>
        </table:table-row>
        <table:table-row>
          <table:table-cell table:style-name="Tabela6.A2" office:value-type="string">
            <text:p text:style-name="P48"><text:span text:style-name="Source_20_Text">Falso &amp;&amp; Verdadeiro</text:span></text:p>
          </table:table-cell>
          <table:table-cell table:style-name="Tabela6.B2" office:value-type="string">
            <text:p text:style-name="P48"><text:span text:style-name="Source_20_Text">true</text:span></text:p>
          </table:table-cell>
        </table:table-row>
        <table:table-row>
          <table:table-cell table:style-name="Tabela6.A5" office:value-type="string">
            <text:p text:style-name="P48"><text:span text:style-name="Source_20_Text">Falso &amp;&amp; Falso</text:span></text:p>
          </table:table-cell>
          <table:table-cell table:style-name="Tabela6.B5" office:value-type="string">
            <text:p text:style-name="P50"><text:span text:style-name="Source_20_Text"><text:span text:style-name="T8">false</text:span></text:span></text:p>
          </table:table-cell>
        </table:table-row>
      </table:table>
      <text:p text:style-name="P42"/>
      <text:p text:style-name="P42">Usando as mesmas variáveis da seção anterior, vamos substituir o operador <text:span text:style-name="Source_20_Text">&amp;&amp;</text:span> por <text:span text:style-name="Source_20_Text">||</text:span>:</text:p>
      <text:p text:style-name="P42"/>
      <text:p text:style-name="P49"><text:span text:style-name="Source_20_Text">console.log((N1 &gt; N2) || (N1 &gt; N3)); // Retorna: true</text:span></text:p>
      <text:p text:style-name="P42"/>
      <text:p text:style-name="P42">Neste caso, embora a segunda condição (<text:span text:style-name="Source_20_Text">N1 &gt; N3</text:span>) ainda seja <text:span text:style-name="Source_20_Text">false</text:span>, a primeira (<text:span text:style-name="Source_20_Text">N1 &gt; N2</text:span>) é <text:span text:style-name="Source_20_Text">true</text:span>. A operação final é <text:span text:style-name="Source_20_Text">true || false</text:span>, que, conforme a regra do <text:span text:style-name="Source_20_Text">OR</text:span>, resulta em <text:span text:style-name="Source_20_Text">true</text:span>.</text:p>
      <text:p text:style-name="P42"/>
      <text:p text:style-name="P42"/>
      <text:p text:style-name="P42"/>
      <text:h text:style-name="P31" text:outline-level="4"><text:soft-page-break/>2.3. O Operador <text:span text:style-name="Source_20_Text">NOT</text:span> (NÃO) - <text:span text:style-name="Source_20_Text">!</text:span></text:h>
      <text:p text:style-name="P7"><text:span text:style-name="Source_20_Text"/></text:p>
      <text:p text:style-name="P42">O operador <text:span text:style-name="Source_20_Text">NOT</text:span> (<text:span text:style-name="Source_20_Text">!</text:span>) é um operador de negação ou inversão. Sua única função é inverter um valor booleano: o que é <text:span text:style-name="Source_20_Text">true</text:span> se torna <text:span text:style-name="Source_20_Text">false</text:span>, e o que é <text:span text:style-name="Source_20_Text">false</text:span> se torna <text:span text:style-name="Source_20_Text">true</text:span>. Usando as mesmas variáveis, vamos aplicar o operador <text:span text:style-name="Source_20_Text">NOT</text:span> ao resultado da expressão <text:span text:style-name="Source_20_Text">OR</text:span> do exemplo anterior. Sabemos que <text:span text:style-name="Source_20_Text">(N1 &gt; N2) || (N1 &gt; N3)</text:span> resulta em <text:span text:style-name="Source_20_Text">true</text:span>. Ao aplicar a negação, o resultado é invertido:</text:p>
      <text:p text:style-name="P42"/>
      <text:p text:style-name="P51"><text:span text:style-name="Source_20_Text">console.log(!((N1 &gt; N2) || (N1 &gt; N3))); // Retorna: false</text:span></text:p>
      <text:p text:style-name="P10"><text:span text:style-name="Source_20_Text"/></text:p>
      <text:p text:style-name="P42">A expressão interna <text:span text:style-name="Source_20_Text">(N1 &gt; N2) || (N1 &gt; N3)</text:span> é avaliada primeiro, resultando em <text:span text:style-name="Source_20_Text">true</text:span>. Em seguida, o operador <text:span text:style-name="Source_20_Text">NOT</text:span> é aplicado a esse resultado (<text:span text:style-name="Source_20_Text">!(true)</text:span>), invertendo-o para <text:span text:style-name="Source_20_Text">false</text:span>. Compreendidos individualmente, o poder real desses operadores se manifesta quando os aplicamos para governar o fluxo do programa dentro de estruturas de controle, como será demonstrado a seguir.</text:p>
      <text:p text:style-name="P42"/>
      <text:h text:style-name="P12" text:outline-level="3">3. Aplicação Prática em Estruturas Condicionais</text:h>
      <text:p text:style-name="P7"/>
      <text:p text:style-name="P42">O principal caso de uso para operadores lógicos é dentro de estruturas de controle, como a declaração <text:span text:style-name="Source_20_Text">if</text:span>. Elas permitem que o programa execute blocos de código distintos com base no resultado de avaliações lógicas complexas, tornando o software mais dinâmico e inteligente.</text:p>
      <text:p text:style-name="P42"/>
      <text:p text:style-name="P42"><text:span text:style-name="T4">Análise de Exemplo com </text:span><text:span text:style-name="Source_20_Text"><text:span text:style-name="T4">if</text:span></text:span> <text:span text:style-name="T4">e </text:span><text:span text:style-name="Source_20_Text"><text:span text:style-name="T4">AND</text:span></text:span></text:p>
      <text:p text:style-name="P42"><text:span text:style-name="Source_20_Text"><text:span text:style-name="T4"/></text:span></text:p>
      <text:p text:style-name="P42">No exemplo abaixo, o bloco de código dentro do <text:span text:style-name="Source_20_Text">if</text:span> só será executado se ambas as condições, unidas pelo operador <text:span text:style-name="Source_20_Text">&amp;&amp;</text:span>, forem verdadeiras.</text:p>
      <text:p text:style-name="P42"/>
      <text:p text:style-name="P49"><text:span text:style-name="Source_20_Text">let N1 = 10;</text:span></text:p>
      <text:p text:style-name="P49"><text:span text:style-name="Source_20_Text">let N2 = 5;</text:span></text:p>
      <text:p text:style-name="P49"><text:span text:style-name="Source_20_Text">let N3 = 15;</text:span></text:p>
      <text:p text:style-name="P49"><text:span text:style-name="Source_20_Text">let N4 = 2;</text:span></text:p>
      <text:p text:style-name="P49"/>
      <text:p text:style-name="P49"><text:span text:style-name="Source_20_Text">if ((N1 &gt; N2) &amp;&amp; (N3 &gt; N4)) {</text:span></text:p>
      <text:p text:style-name="P49"><text:span text:style-name="Source_20_Text"><text:s text:c="2"/>console.log("verdadeiro");</text:span></text:p>
      <text:p text:style-name="P49"><text:span text:style-name="Source_20_Text">} else {</text:span></text:p>
      <text:p text:style-name="P49"><text:span text:style-name="Source_20_Text"><text:s text:c="2"/>console.log("falso");</text:span></text:p>
      <text:p text:style-name="P49"><text:span text:style-name="Source_20_Text">}</text:span></text:p>
      <text:p text:style-name="P10"><text:span text:style-name="Source_20_Text"/></text:p>
      <text:p text:style-name="P42">Vamos detalhar como o JavaScript avalia esta condição passo a passo:</text:p>
      <text:p text:style-name="P42"/>
      <text:list text:style-name="L9">
        <text:list-item>
          <text:p text:style-name="P52">A primeira condição, <text:span text:style-name="Source_20_Text">N1 &gt; N2</text:span> (10 &gt; 5), é avaliada como <text:span text:style-name="Source_20_Text">true</text:span>.</text:p>
        </text:list-item>
        <text:list-item>
          <text:p text:style-name="P52">A segunda condição, <text:span text:style-name="Source_20_Text">N3 &gt; N4</text:span> (15 &gt; 2), também é avaliada como <text:span text:style-name="Source_20_Text">true</text:span>.</text:p>
        </text:list-item>
        <text:list-item>
          <text:p text:style-name="P52">A operação lógica <text:span text:style-name="Source_20_Text">true &amp;&amp; true</text:span> resulta em <text:span text:style-name="Source_20_Text">true</text:span>.</text:p>
        </text:list-item>
        <text:list-item>
          <text:p text:style-name="P52">Como a condição geral do <text:span text:style-name="Source_20_Text">if</text:span> é verdadeira, o código dentro de seu bloco é executado, imprimindo "verdadeiro" no console.</text:p>
        </text:list-item>
      </text:list>
      <text:p text:style-name="P53"/>
      <text:p text:style-name="P42"><text:span text:style-name="T4">Demonstração do Impacto da Negação (</text:span><text:span text:style-name="Source_20_Text"><text:span text:style-name="T4">NOT</text:span></text:span><text:span text:style-name="T4">)</text:span></text:p>
      <text:p text:style-name="P53"/>
      <text:p text:style-name="P42">Agora, vamos modificar a expressão aplicando o operador <text:span text:style-name="Source_20_Text">NOT</text:span> à primeira condição para observar como o fluxo do programa é alterado.</text:p>
      <text:p text:style-name="P42"/>
      <text:p text:style-name="P51"><text:soft-page-break/><text:span text:style-name="Source_20_Text">if (!(N1 &gt; N2) &amp;&amp; (N3 &gt; N4)) {</text:span></text:p>
      <text:p text:style-name="P51"><text:span text:style-name="Source_20_Text"><text:s text:c="2"/>console.log("verdadeiro");</text:span></text:p>
      <text:p text:style-name="P51"><text:span text:style-name="Source_20_Text">} else {</text:span></text:p>
      <text:p text:style-name="P51"><text:span text:style-name="Source_20_Text"><text:s text:c="2"/>console.log("falso");</text:span></text:p>
      <text:p text:style-name="P51"><text:span text:style-name="Source_20_Text">}</text:span></text:p>
      <text:p text:style-name="P10"><text:span text:style-name="Source_20_Text"/></text:p>
      <text:p text:style-name="P42">Agora, vamos analisar o impacto dessa negação na lógica:</text:p>
      <text:p text:style-name="P42"/>
      <text:list text:style-name="L10">
        <text:list-item>
          <text:p text:style-name="P54">A condição <text:span text:style-name="Source_20_Text">N1 &gt; N2</text:span> (10 &gt; 5) ainda resulta em <text:span text:style-name="Source_20_Text">true</text:span>.</text:p>
        </text:list-item>
        <text:list-item>
          <text:p text:style-name="P54">O operador <text:span text:style-name="Source_20_Text">NOT</text:span> inverte esse resultado: <text:span text:style-name="Source_20_Text">!(true)</text:span> se torna <text:span text:style-name="Source_20_Text">false</text:span>.</text:p>
        </text:list-item>
        <text:list-item>
          <text:p text:style-name="P54">A segunda condição, <text:span text:style-name="Source_20_Text">N3 &gt; N4</text:span>, permanece <text:span text:style-name="Source_20_Text">true</text:span>.</text:p>
        </text:list-item>
        <text:list-item>
          <text:p text:style-name="P54">A operação lógica final se torna <text:span text:style-name="Source_20_Text">false &amp;&amp; true</text:span>, que resulta em <text:span text:style-name="Source_20_Text">false</text:span>.</text:p>
        </text:list-item>
        <text:list-item>
          <text:p text:style-name="P54">Como a condição geral do <text:span text:style-name="Source_20_Text">if</text:span> é falsa, o programa ignora o primeiro bloco e executa o código dentro do <text:span text:style-name="Source_20_Text">else</text:span>, imprimindo "falso".</text:p>
        </text:list-item>
      </text:list>
      <text:p text:style-name="P42"/>
      <text:p text:style-name="P42">Estes exemplos demonstram o poder prático dos operadores lógicos para direcionar com precisão o comportamento de um programa.</text:p>
      <text:p text:style-name="P42"/>
      <text:h text:style-name="P12" text:outline-level="3">4. Pontos-Chave e Conclusão</text:h>
      <text:p text:style-name="P7"/>
      <text:p text:style-name="P42">Esta seção final resume os conceitos mais críticos da aula sobre operadores lógicos em um formato claro e conciso para facilitar a retenção do conhecimento.</text:p>
      <text:p text:style-name="P42"/>
      <text:list text:style-name="L11">
        <text:list-item>
          <text:p text:style-name="P55"><text:span text:style-name="T4">Operadores Lógicos:</text:span> O JavaScript utiliza <text:span text:style-name="Source_20_Text">&amp;&amp;</text:span> (E), <text:span text:style-name="Source_20_Text">||</text:span> (OU), e <text:span text:style-name="Source_20_Text">!</text:span> (NÃO) para combinar ou inverter resultados booleanos.</text:p>
        </text:list-item>
        <text:list-item>
          <text:p text:style-name="P55"><text:span text:style-name="T4">Retorno Booleano:</text:span> O resultado de qualquer operação lógica é sempre <text:span text:style-name="Source_20_Text">true</text:span> ou <text:span text:style-name="Source_20_Text">false</text:span>.</text:p>
        </text:list-item>
        <text:list-item>
          <text:p text:style-name="P55"><text:span text:style-name="T4">Regra do </text:span><text:span text:style-name="Source_20_Text"><text:span text:style-name="T4">AND</text:span></text:span> <text:span text:style-name="T4">(</text:span><text:span text:style-name="Source_20_Text"><text:span text:style-name="T4">&amp;&amp;</text:span></text:span><text:span text:style-name="T4">):</text:span> Só retorna <text:span text:style-name="Source_20_Text">true</text:span> se <text:span text:style-name="T4">ambas</text:span> as condições forem verdadeiras.</text:p>
        </text:list-item>
        <text:list-item>
          <text:p text:style-name="P55"><text:span text:style-name="T4">Regra do </text:span><text:span text:style-name="Source_20_Text"><text:span text:style-name="T4">OR</text:span></text:span> <text:span text:style-name="T4">(</text:span><text:span text:style-name="Source_20_Text"><text:span text:style-name="T4">||</text:span></text:span><text:span text:style-name="T4">):</text:span> Retorna <text:span text:style-name="Source_20_Text">true</text:span> se <text:span text:style-name="T4">pelo menos uma</text:span> das condições for verdadeira.</text:p>
        </text:list-item>
        <text:list-item>
          <text:p text:style-name="P55"><text:span text:style-name="T4">Regra do </text:span><text:span text:style-name="Source_20_Text"><text:span text:style-name="T4">NOT</text:span></text:span> <text:span text:style-name="T4">(</text:span><text:span text:style-name="Source_20_Text"><text:span text:style-name="T4">!</text:span></text:span><text:span text:style-name="T4">):</text:span> <text:span text:style-name="T4">Inverte</text:span> o valor booleano de uma expressão (de <text:span text:style-name="Source_20_Text">true</text:span> para <text:span text:style-name="Source_20_Text">false</text:span> e vice-versa).</text:p>
        </text:list-item>
        <text:list-item>
          <text:p text:style-name="P55"><text:span text:style-name="T4">Aplicação Principal:</text:span> São usados extensivamente em estruturas de controle como <text:span text:style-name="Source_20_Text">if</text:span> para tomar decisões e direcionar o fluxo do código.</text:p>
        </text:list-item>
      </text:list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cm" style:contextual-spacing="false" fo:line-height="10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cm" fo:margin-bottom="1cm" style:contextual-spacing="false" fo:text-align="end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fo:font-style="italic" fo:font-weight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09:29:53.818082136</meta:creation-date>
    <dc:date>2026-01-04T07:22:59.314677993</dc:date>
    <meta:editing-duration>PT4H37M58S</meta:editing-duration>
    <meta:editing-cycles>5</meta:editing-cycles>
    <meta:generator>LibreOffice/25.8.4.2$Linux_X86_64 LibreOffice_project/290daaa01b999472f0c7a3890eb6a550fd74c6df</meta:generator>
    <meta:document-statistic meta:table-count="6" meta:image-count="0" meta:object-count="0" meta:page-count="15" meta:paragraph-count="350" meta:word-count="5395" meta:character-count="32839" meta:non-whitespace-character-count="27791"/>
  </office:meta>
</office:document-meta>
</file>